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6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4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ahoma" svg:font-family="Tahoma"/>
    <style:font-face style:name="motorclass" svg:font-family="motorcla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821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0.9244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0.7016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0.1874in"/>
    </style:style>
    <style:style style:name="co13" style:family="table-column">
      <style:table-column-properties fo:break-before="auto" style:column-width="0.6417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1.4382in"/>
    </style:style>
    <style:style style:name="co16" style:family="table-column">
      <style:table-column-properties fo:break-before="auto" style:column-width="1.9264in"/>
    </style:style>
    <style:style style:name="ro1" style:family="table-row">
      <style:table-row-properties style:row-height="0.0937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835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917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English">
      <style:table-properties table:display="true" style:writing-mode="lr-tb"/>
    </style:style>
    <style:style style:name="ta3" style:family="table" style:master-page-name="PageStyle_5f_Metric">
      <style:table-properties table:display="true" style:writing-mode="lr-tb"/>
    </style:style>
    <style:style style:name="ta4" style:family="table" style:master-page-name="PageStyle_5f_Best_20_Mass">
      <style:table-properties table:display="true" style:writing-mode="lr-tb"/>
    </style:style>
    <style:style style:name="ta5" style:family="table" style:master-page-name="PageStyle_5f_Clas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padding="0.028in"/>
      <style:text-properties fo:color="#333399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fo:background-color="transparent" fo:padding="0.028in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fo:color="#333399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74pt solid #eff0f1" style:diagonal-bl-tr="none" style:diagonal-tl-br="none" fo:border-left="none" fo:padding="0.028in" fo:border-right="none" style:rotation-align="none" fo:border-top="none"/>
    </style:style>
    <style:style style:name="ce17" style:family="table-cell" style:parent-style-name="Default">
      <style:table-cell-properties style:diagonal-bl-tr="none" style:diagonal-tl-br="none" fo:border="none" fo:padding="0.028in" style:rotation-align="none"/>
    </style:style>
    <style:style style:name="ce18" style:family="table-cell" style:parent-style-name="Default">
      <style:table-cell-properties fo:background-color="transparent" fo:padding="0.028in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2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eff0f1"/>
    </style:style>
    <style:style style:name="ce29" style:family="table-cell" style:parent-style-name="Default">
      <style:table-cell-properties fo:border-bottom="none" style:diagonal-bl-tr="none" style:diagonal-tl-br="none" fo:border-left="none" fo:padding="0.028in" fo:border-right="0.74pt solid #eff0f1" style:rotation-align="none" fo:border-top="0.74pt solid #eff0f1"/>
    </style:style>
    <style:style style:name="ce30" style:family="table-cell" style:parent-style-name="Default">
      <style:table-cell-properties fo:border-bottom="none" style:diagonal-bl-tr="none" style:diagonal-tl-br="none" fo:border-left="none" fo:padding="0.028in" fo:border-right="0.74pt solid #eff0f1" style:rotation-align="none" fo:border-top="none"/>
    </style:style>
    <style:style style:name="ce31" style:family="table-cell" style:parent-style-name="Default">
      <style:table-cell-properties fo:border-bottom="0.74pt solid #eff0f1" style:diagonal-bl-tr="none" style:diagonal-tl-br="none" fo:border-left="none" fo:padding="0.028in" fo:border-right="0.74pt solid #eff0f1" style:rotation-align="none" fo:border-top="none"/>
    </style:style>
    <style:style style:name="ce32" style:family="table-cell" style:parent-style-name="Default">
      <style:table-cell-properties fo:background-color="#ffffff" fo:padding="0.028in"/>
    </style:style>
    <style:style style:name="ce33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0.74pt solid #eff0f1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none"/>
    </style:style>
    <style:style style:name="ce38" style:family="table-cell" style:parent-style-name="Default">
      <style:table-cell-properties fo:border-bottom="0.74pt solid #eff0f1" fo:background-color="#ffffff" style:diagonal-bl-tr="none" style:diagonal-tl-br="none" fo:border-left="0.74pt solid #eff0f1" fo:padding="0.028in" fo:border-right="none" style:rotation-align="none" fo:border-top="none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</style:style>
    <style:style style:name="ce40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28in" fo:border-right="none" style:rotation-align="none" fo:border-top="0.74pt solid #eff0f1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28in" fo:border-right="0.74pt solid #eff0f1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cell-protect="none" style:print-content="true" style:diagonal-bl-tr="none" style:diagonal-tl-br="none" fo:border="0.74pt solid #eff0f1" fo:padding="0.028in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41">
      <style:table-cell-properties fo:background-color="#ffffff" style:cell-protect="none" style:print-content="true" style:diagonal-bl-tr="none" style:diagonal-tl-br="none" fo:border="0.74pt solid #eff0f1" fo:padding="0.028in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</style:style>
    <style:style style:name="ce58" style:family="table-cell" style:parent-style-name="Default" style:data-style-name="N14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141">
      <style:table-cell-properties fo:background-color="#ffffff" style:diagonal-bl-tr="none" style:diagonal-tl-br="none" fo:border="none" fo:padding="0.028in" style:rotation-align="none"/>
    </style:style>
    <style:style style:name="ce60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42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</style:style>
    <style:style style:name="ce63" style:family="table-cell" style:parent-style-name="Default" style:data-style-name="N142">
      <style:table-cell-properties fo:background-color="#ffffff" style:diagonal-bl-tr="none" style:diagonal-tl-br="none" fo:border="none" fo:padding="0.028in" style:rotation-align="none"/>
    </style:style>
    <style:style style:name="ce64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</style:style>
    <style:style style:name="ce65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</style:style>
    <style:style style:name="ce66" style:family="table-cell" style:parent-style-name="Default" style:data-style-name="N1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4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4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41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42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0.74pt solid #eff0f1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28in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808080" fo:background-color="#ffffff" style:diagonal-bl-tr="none" style:diagonal-tl-br="none" style:text-align-source="fix" style:repeat-content="false" fo:wrap-option="no-wrap" fo:border-left="0.74pt solid #80808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0.74pt solid #eff0f1"/>
    </style:style>
    <style:style style:name="ce84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808080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808080" fo:background-color="#ffffff" style:diagonal-bl-tr="none" style:diagonal-tl-br="none" fo:border-left="none" fo:padding="0.028in" fo:border-right="none" style:rotation-align="none" fo:border-top="non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808080" style:rotation-align="none" fo:border-top="0.74pt solid #808080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808080" style:rotation-align="none" fo:border-top="non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808080" fo:background-color="#ffffff" style:diagonal-bl-tr="none" style:diagonal-tl-br="none" fo:border-left="none" fo:padding="0.028in" fo:border-right="0.74pt solid #808080" style:rotation-align="none" fo:border-top="non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0.74pt solid #eff0f1" style:rotation-align="none" fo:border-top="0.74pt solid #eff0f1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eff0f1" style:rotation-align="none" fo:border-top="none"/>
    </style:style>
    <style:style style:name="ce95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0.74pt solid #eff0f1" style:rotation-align="none" fo:border-top="none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eff0f1" style:rotation-align="none" fo:border-top="0.74pt solid #eff0f1"/>
    </style:style>
    <style:style style:name="ce97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80808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9" style:family="table-cell" style:parent-style-name="Default">
      <style:table-cell-properties fo:background-color="#ffffff" fo:padding="0.028in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0">
      <style:table-cell-properties style:cell-protect="none" style:print-content="true" style:diagonal-bl-tr="none" style:diagonal-tl-br="none" fo:background-color="transparent" fo:border="0.74pt solid #c0c0c0" fo:padding="0.028in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04" style:family="table-cell" style:parent-style-name="Excel_5f_BuiltIn_5f_Comma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Comma" style:data-style-name="N14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Excel_5f_BuiltIn_5f_Comma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f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40">
      <style:table-cell-properties style:diagonal-bl-tr="none" style:diagonal-tl-br="none" fo:border="none" fo:padding="0.028in" style:rotation-align="none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44">
      <style:table-cell-properties style:diagonal-bl-tr="none" style:diagonal-tl-br="none" fo:border="none" fo:padding="0.028in" style:rotation-align="none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8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1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0.74pt solid #eff0f1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 style:data-style-name="N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1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000000" style:rotation-align="none" fo:border-top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000000" style:rotation-align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2.49pt solid #000000" fo:background-color="#ffffff" style:diagonal-bl-tr="none" style:diagonal-tl-br="none" fo:border-left="none" fo:padding="0.028in" fo:border-right="2.49pt solid #000000" style:rotation-align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74pt solid #eff0f1" fo:padding="0.028in" fo:border-right="none" style:rotation-align="none" fo:border-top="0.74pt solid #eff0f1"/>
    </style:style>
    <style:style style:name="ce156" style:family="table-cell" style:parent-style-name="Default">
      <style:table-cell-properties fo:border-bottom="none" style:diagonal-bl-tr="none" style:diagonal-tl-br="none" fo:border-left="0.74pt solid #eff0f1" fo:padding="0.028in" fo:border-right="none" style:rotation-align="none" fo:border-top="none"/>
    </style:style>
    <style:style style:name="ce15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 style:data-style-name="N2">
      <style:table-cell-properties fo:border-bottom="0.74pt solid #eff0f1" style:diagonal-bl-tr="none" style:diagonal-tl-br="none" fo:border-left="0.74pt solid #eff0f1" fo:padding="0.028in" fo:border-right="none" style:rotation-align="none" fo:border-top="0.74pt solid #eff0f1"/>
    </style:style>
    <style:style style:name="ce159" style:family="table-cell" style:parent-style-name="Default">
      <style:table-cell-properties fo:border-bottom="0.74pt solid #eff0f1" style:diagonal-bl-tr="none" style:diagonal-tl-br="none" fo:border-left="0.74pt solid #eff0f1" fo:padding="0.028in" fo:border-right="none" style:rotation-align="none" fo:border-top="0.74pt solid #eff0f1"/>
    </style:style>
    <style:style style:name="ce160" style:family="table-cell" style:parent-style-name="Default" style:data-style-name="N142">
      <style:table-cell-properties fo:border-bottom="none" style:diagonal-bl-tr="none" style:diagonal-tl-br="none" fo:border-left="0.74pt solid #eff0f1" fo:padding="0.028in" fo:border-right="none" style:rotation-align="none" fo:border-top="0.74pt solid #eff0f1"/>
    </style:style>
    <style:style style:name="ce161" style:family="table-cell" style:parent-style-name="Default">
      <style:table-cell-properties fo:border-bottom="0.74pt solid #eff0f1" style:diagonal-bl-tr="none" style:diagonal-tl-br="none" fo:border-left="0.74pt solid #eff0f1" fo:padding="0.028in" fo:border-right="none" style:rotation-align="none" fo:border-top="none"/>
    </style:style>
    <style:style style:name="ce16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 style:data-style-name="N10124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65" style:family="table-cell" style:parent-style-name="Default" style:data-style-name="N1012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7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order-bottom="0.74pt solid #eff0f1" style:diagonal-bl-tr="none" style:diagonal-tl-br="none" fo:border-left="none" fo:padding="0.028in" fo:border-right="none" style:rotation-align="none" fo:border-top="0.74pt solid #eff0f1"/>
    </style:style>
    <style:style style:name="ce176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74pt solid #eff0f1"/>
    </style:style>
    <style:style style:name="ce177" style:family="table-cell" style:parent-style-name="Default">
      <style:table-cell-properties fo:border-bottom="0.74pt solid #eff0f1" style:diagonal-bl-tr="none" style:diagonal-tl-br="none" fo:background-color="transparent" fo:border-left="none" fo:padding="0.028in" fo:border-right="none" style:rotation-align="none" fo:border-top="none"/>
    </style:style>
    <style:style style:name="ce178" style:family="table-cell" style:parent-style-name="Default">
      <style:table-cell-properties fo:border-bottom="0.74pt solid #eff0f1" style:diagonal-bl-tr="none" style:diagonal-tl-br="none" fo:border-left="none" fo:padding="0.028in" fo:border-right="0.74pt solid #eff0f1" style:rotation-align="none" fo:border-top="0.74pt solid #eff0f1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 style:protect="siz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646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22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807in" fo:min-width="0.798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9638in" fo:min-width="1.2264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394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7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476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8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3724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559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646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22in" fo:min-width="1.21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3386in" fo:min-width="0.66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9303in" fo:min-width="1.21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394in" fo:min-width="1.21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5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476in" fo:min-width="1.208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6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476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7" style:family="graphic">
      <style:graphic-properties draw:textarea-vertical-align="middle"/>
    </style:style>
    <style:style style:name="gr18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gr19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933in" fo:min-width="1.104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20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811in" fo:min-width="2.1988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font-name-complex="Arial" fo:font-style="normal" style:text-position="0% 100%" style:font-name="Arial" fo:text-shadow="none" fo:font-size="10pt" fo:font-weight="bold" style:text-underline-style="none" style:text-underline-color="font-color" style:text-line-through-type="none" style:font-size-complex="10pt" style:font-weight-asian="bold" style:font-weight-complex="bold" style:font-style-asian="normal" style:font-style-complex="normal" fo:color="#ff0000" style:text-outline="false" style:font-size-asian="10pt"/>
    </style:style>
    <style:style style:name="T4" style:family="text">
      <style:text-properties fo:font-style="normal" style:text-position="0% 100%" fo:text-shadow="none" fo:font-size="10pt" style:text-underline-style="none" style:text-underline-color="font-color" style:text-line-through-type="none" style:font-size-complex="10pt" style:font-style-asian="normal" style:font-style-complex="normal" style:text-outline="false" style:font-size-asian="10pt" style:use-window-font-color="true" style:font-name="Arial" fo:font-weight="normal" style:font-name-complex="Arial" style:font-weight-asian="normal" style:font-weight-complex="normal"/>
    </style:style>
    <style:style style:name="T5" style:family="text">
      <style:text-properties fo:font-style="normal" style:text-position="0% 100%" fo:text-shadow="none" fo:font-size="10pt" style:text-underline-style="none" style:text-underline-color="font-color" style:text-line-through-type="none" style:font-size-complex="10pt" style:font-style-asian="normal" style:font-style-complex="normal" style:text-outline="false" style:font-size-asian="10pt" fo:font-weight="normal" style:font-weight-asian="normal" style:font-weight-complex="normal" fo:color="#0000ff" style:font-name="Arial" style:font-name-complex="Arial"/>
    </style:style>
    <style:style style:name="T6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fo:color="#ff0000" style:text-position="0% 100%" style:text-outline="false" fo:font-style="normal" style:text-line-through-type="none" style:text-underline-style="none" style:text-underline-color="font-color" fo:font-weight="bold" fo:font-size="10pt" style:font-name="Arial"/>
    </style:style>
    <style:style style:name="T7" style:family="text">
      <style:text-properties style:font-style-complex="normal" fo:text-shadow="none" style:font-style-asian="normal" style:font-size-complex="10pt" style:font-size-asian="10pt" style:font-name-complex="Arial" fo:color="#ff0000" style:text-position="0% 100%" style:text-outline="false" fo:font-style="normal" style:text-line-through-type="none" style:text-underline-style="none" style:text-underline-color="font-color" fo:font-size="10pt" style:font-name="Arial" fo:font-weight="normal" style:font-weight-asian="normal" style:font-weight-complex="normal"/>
    </style:style>
    <style:style style:name="T8" style:family="text">
      <style:text-properties style:font-style-complex="normal" fo:text-shadow="none" style:font-style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size="10pt" style:font-name="Arial" fo:font-weight="normal" style:font-weight-asian="normal" style:font-weight-complex="normal" style:use-window-font-color="true"/>
    </style:style>
    <style:style style:name="T9" style:family="text">
      <style:text-properties style:font-style-complex="normal" fo:text-shadow="none" style:font-style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size="10pt" style:font-name="Arial" fo:font-weight="normal" style:font-weight-asian="normal" style:font-weight-complex="normal" fo:color="#ff0000"/>
    </style:style>
    <style:style style:name="T10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text-position="0% 100%" style:font-name="Arial" style:font-style-asian="italic" style:font-weight-complex="normal" style:font-weight-asian="normal" style:font-size-complex="10pt" style:font-size-asian="10pt" style:font-name-complex="Arial" fo:text-shadow="none" style:use-window-font-color="tru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12" style:family="text">
      <style:text-properties style:text-position="0% 100%" style:font-weight-complex="normal" style:font-weight-asian="normal" style:font-size-complex="10pt" style:font-size-asian="10pt" fo:text-shadow="none" style:use-window-font-color="true" style:text-outline="false" style:text-line-through-type="none" style:text-underline-style="none" style:text-underline-color="font-color" fo:font-weight="normal" fo:font-size="10pt" style:font-name="Arial" fo:font-style="normal" style:font-name-complex="Arial" style:font-style-asian="normal" style:font-style-complex="normal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name="Arial" fo:text-shadow="none"/>
    </style:style>
    <style:style style:name="T14" style:family="text">
      <style:text-properties style:text-position="0% 100%" fo:font-size="10pt" fo:font-weight="normal" style:text-underline-style="none" style:text-underline-color="font-color" style:text-line-through-type="none" style:text-outline="false" style:use-window-font-color="true" style:font-size-asian="10pt" style:font-size-complex="10pt" style:font-weight-asian="normal" style:font-weight-complex="normal" fo:text-shadow="none" style:font-name="Arial" style:font-style-complex="italic" style:font-style-asian="italic" style:font-name-complex="Arial" fo:font-style="italic"/>
    </style:style>
    <style:style style:name="T15" style:family="text">
      <style:text-properties style:text-position="0% 100%" fo:font-size="10pt" fo:font-weight="normal" style:text-underline-style="none" style:text-underline-color="font-color" style:text-line-through-type="none" style:text-outline="false" style:use-window-font-color="true" style:font-size-asian="10pt" style:font-size-complex="10pt" style:font-weight-asian="normal" style:font-weight-complex="normal" fo:text-shadow="none" style:font-name="Arial" fo:font-style="normal" style:font-name-complex="Arial" style:font-style-asian="normal" style:font-style-complex="normal"/>
    </style:style>
    <style:style style:name="T16" style:family="text">
      <style:text-properties style:font-weight-asian="bold" style:text-line-through-type="none" style:text-underline-style="none" style:text-underline-color="font-color" style:font-size-complex="10pt" style:font-size-asian="10pt" style:font-name-complex="Arial" style:text-position="0% 100%" fo:text-shadow="none" fo:font-size="10pt" fo:font-weight="bold" style:font-weight-complex="bold" style:font-style-asian="normal" style:font-name="Arial" style:font-style-complex="normal" fo:color="#993300" style:text-outline="false" fo:font-style="normal"/>
    </style:style>
    <style:style style:name="T17" style:family="text">
      <style:text-properties style:text-line-through-type="none" style:text-underline-style="none" style:text-underline-color="font-color" style:font-size-complex="10pt" style:font-size-asian="10pt" style:text-position="0% 100%" fo:text-shadow="none" fo:font-size="10pt" style:font-style-asian="normal" style:font-style-complex="normal" style:text-outline="false" fo:font-style="normal" style:font-weight-complex="normal" style:font-name-complex="Arial" style:font-weight-asian="normal" style:font-name="Arial" fo:font-weight="normal" style:use-window-font-color="true"/>
    </style:style>
    <style:style style:name="T18" style:family="text">
      <style:text-properties style:text-line-through-type="none" style:text-underline-style="none" style:text-underline-color="font-color" style:font-size-complex="10pt" style:font-size-asian="10pt" style:text-position="0% 100%" fo:text-shadow="none" fo:font-size="10pt" style:font-style-asian="normal" style:font-style-complex="normal" style:text-outline="false" fo:font-style="normal" fo:color="#993300" style:font-name="Arial" fo:font-weight="bold" style:font-name-complex="Arial" style:font-weight-asian="bold" style:font-weight-complex="bold"/>
    </style:style>
    <style:style style:name="T19" style:family="text">
      <style:text-properties style:text-line-through-type="none" style:text-underline-style="none" style:text-underline-color="font-color" style:font-size-complex="10pt" style:font-size-asian="10pt" style:text-position="0% 100%" fo:text-shadow="none" fo:font-size="10pt" style:font-style-asian="normal" style:font-style-complex="normal" style:text-outline="false" fo:font-style="normal" style:use-window-font-color="true" style:font-name="Arial" fo:font-weight="normal" style:font-name-complex="Arial" style:font-weight-asian="normal" style:font-weight-complex="normal"/>
    </style:style>
    <style:style style:name="T20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800080" style:text-outline="false" fo:font-style="normal" style:text-line-through-type="none" style:text-underline-style="none" style:text-underline-color="font-color" fo:font-weight="bold" fo:font-size="10pt" fo:text-shadow="none"/>
    </style:style>
    <style:style style:name="T21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fo:text-shadow="none" style:use-window-font-color="true" style:font-name="Arial" fo:font-weight="normal" style:font-name-complex="Arial" style:font-weight-asian="normal" style:font-weight-complex="normal"/>
    </style:style>
    <style:style style:name="T2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3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4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  <style:style style:name="T2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6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27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size-asian="10pt" style:font-size-complex="10pt" style:font-weight-asian="normal" style:font-weight-complex="normal" style:font-name="Arial" fo:font-style="normal" style:font-name-complex="Arial" style:font-style-asian="normal" style:font-style-complex="normal"/>
    </style:style>
    <style:style style:name="T28" style:family="text">
      <style:text-properties style:text-position="0% 100%" style:font-name="Arial" style:font-style-asian="normal" style:font-weight-complex="bold" style:font-weight-asian="bold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29" style:family="text">
      <style:text-properties style:text-position="0% 100%" style:font-style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size="10pt" style:font-style-complex="normal" style:font-name="Arial" fo:font-weight="normal" style:font-name-complex="Arial" style:font-weight-asian="normal" style:font-weight-complex="normal"/>
    </style:style>
    <style:style style:name="T30" style:family="text">
      <style:text-properties fo:font-weight="normal" style:font-weight-complex="normal" style:font-weight-asian="normal" style:font-name="Arial" style:use-window-font-color="true" fo:font-size="10pt" fo:font-style="italic" fo:text-shadow="none" style:font-size-asian="10pt" style:font-name-complex="Arial" style:font-size-complex="10pt" style:text-line-through-type="none" style:font-style-asian="italic" style:font-style-complex="italic" style:text-position="0% 100%" style:text-outline="false" style:text-underline-style="none" style:text-underline-color="font-color"/>
    </style:style>
    <style:style style:name="T31" style:family="text">
      <style:text-properties fo:font-weight="normal" style:font-weight-complex="normal" style:font-weight-asian="normal" style:font-name="Arial" style:use-window-font-color="true" fo:font-style="italic" fo:text-shadow="none" style:font-name-complex="Arial" style:text-line-through-type="none" style:font-style-asian="italic" style:font-style-complex="italic" style:text-position="0% 100%" style:text-outline="false" style:text-underline-style="none" style:text-underline-color="font-color" style:font-size-complex="8pt" style:font-size-asian="8pt" fo:font-size="8pt"/>
    </style:style>
    <style:style style:name="T32" style:family="text">
      <style:text-properties fo:font-weight="normal" style:font-weight-complex="normal" style:font-weight-asian="normal" style:use-window-font-color="true" fo:text-shadow="none" style:text-line-through-type="none" style:text-position="0% 100%" style:text-outline="false" style:text-underline-style="none" style:text-underline-color="font-color" style:font-size-asian="10pt" style:font-style-asian="normal" style:font-style-complex="normal" style:font-name-complex="Arial" style:font-size-complex="10pt" fo:font-style="normal" style:font-name="Arial" fo:font-size="10pt"/>
    </style:style>
    <style:style style:name="T33" style:family="text">
      <style:text-properties fo:font-weight="normal" style:font-weight-complex="normal" style:font-weight-asian="normal" style:use-window-font-color="true" fo:text-shadow="none" style:text-line-through-type="none" style:text-position="0% 100%" style:text-outline="false" style:text-underline-style="none" style:text-underline-color="font-color" style:font-size-asian="10pt" style:font-size-complex="10pt" fo:font-size="10pt" style:font-style-complex="italic" style:font-style-asian="italic" style:font-name-complex="Arial" fo:font-style="italic" style:font-name="Arial"/>
    </style:style>
    <style:style style:name="T34" style:family="text">
      <style:text-properties fo:font-weight="normal" style:font-weight-complex="normal" style:font-weight-asian="normal" style:use-window-font-color="true" fo:text-shadow="none" style:text-line-through-type="none" style:text-position="0% 100%" style:text-outline="false" style:text-underline-style="none" style:text-underline-color="font-color" style:font-size-asian="10pt" style:font-size-complex="10pt" fo:font-size="10pt" style:font-style-asian="normal" fo:font-style="normal" style:font-style-complex="normal" style:font-name="Arial" style:font-name-complex="Arial"/>
    </style:style>
    <style:style style:name="T35" style:family="text">
      <style:text-properties fo:font-weight="normal" style:font-weight-complex="normal" style:font-weight-asian="normal" style:use-window-font-color="true" fo:text-shadow="none" style:text-line-through-type="none" style:text-position="0% 100%" style:text-outline="false" style:text-underline-style="none" style:text-underline-color="font-color" style:font-size-asian="10pt" style:font-size-complex="10pt" fo:font-size="10pt" style:font-name="Arial" fo:font-style="italic" style:font-name-complex="Arial" style:font-style-asian="italic" style:font-style-complex="italic"/>
    </style:style>
    <style:style style:name="T36" style:family="text">
      <style:text-properties fo:font-weight="normal" style:font-weight-complex="normal" style:font-weight-asian="normal" style:use-window-font-color="true" fo:text-shadow="none" style:text-line-through-type="none" style:text-position="0% 100%" style:text-outline="false" style:text-underline-style="none" style:text-underline-color="font-color" style:font-name="Arial" fo:font-style="italic" style:font-name-complex="Arial" style:font-style-asian="italic" style:font-style-complex="italic" fo:font-size="8pt" style:font-size-asian="8pt" style:font-size-complex="8pt"/>
    </style:style>
    <style:style style:name="T37" style:family="text">
      <style:text-properties fo:font-weight="normal" style:font-weight-complex="normal" style:font-weight-asian="normal" style:use-window-font-color="true" fo:text-shadow="none" style:text-line-through-type="none" style:text-position="0% 100%" style:text-outline="false" style:text-underline-style="none" style:text-underline-color="font-color" style:font-name="Arial" fo:font-size="10pt" fo:font-style="normal" style:font-name-complex="Arial" style:font-size-asian="10pt" style:font-size-complex="10pt" style:font-style-asian="normal" style:font-style-complex="normal"/>
    </style:style>
    <style:style style:name="T38" style:family="text">
      <style:text-properties fo:text-shadow="none" style:text-outline="false" style:font-name="Arial" style:use-window-font-color="true" fo:font-size="10pt" fo:font-weight="normal" style:text-underline-style="none" style:text-underline-color="font-color" style:text-line-through-type="none" fo:font-style="italic" style:font-size-asian="10pt" style:font-size-complex="10pt" style:font-weight-asian="normal" style:font-weight-complex="normal" style:font-style-asian="italic" style:font-style-complex="italic" style:text-position="0% 100%" style:font-name-complex="Arial"/>
    </style:style>
    <style:style style:name="T39" style:family="text">
      <style:text-properties fo:text-shadow="none" style:text-outline="false" style:font-name="Arial" style:use-window-font-color="true" fo:font-weight="normal" style:text-underline-style="none" style:text-underline-color="font-color" style:text-line-through-type="none" fo:font-style="italic" style:font-weight-asian="normal" style:font-weight-complex="normal" style:font-style-asian="italic" style:font-style-complex="italic" style:text-position="0% 100%" style:font-name-complex="Arial" style:font-size-complex="8pt" style:font-size-asian="8pt" fo:font-size="8pt"/>
    </style:style>
    <style:style style:name="T40" style:family="text">
      <style:text-properties fo:text-shadow="none" style:text-outline="false" style:use-window-font-color="true" fo:font-weight="normal" style:text-underline-style="none" style:text-underline-color="font-color" style:text-line-through-type="none" style:font-weight-asian="normal" style:font-weight-complex="normal" style:text-position="0% 100%" style:font-name="Arial" fo:font-size="10pt" fo:font-style="normal" style:font-name-complex="Arial" style:font-size-asian="10pt" style:font-size-complex="10pt" style:font-style-asian="normal" style:font-style-complex="normal"/>
    </style:style>
    <style:style style:name="T41" style:family="text">
      <style:text-properties fo:color="#00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2" style:family="text">
      <style:text-properties fo:text-shadow="none" style:font-style-complex="italic" fo:font-size="10pt" fo:font-weight="normal" style:text-underline-style="none" style:text-underline-color="font-color" style:text-line-through-type="none" fo:font-style="italic" style:text-outline="false" fo:color="#ff0000" style:text-position="0% 100%" style:font-name-complex="Arial" style:font-size-asian="10pt" style:font-size-complex="10pt" style:font-weight-asian="normal" style:font-weight-complex="normal" style:font-style-asian="italic" style:font-name="Arial"/>
    </style:style>
    <style:style style:name="T43" style:family="text">
      <style:text-properties fo:text-shadow="none" style:font-style-complex="italic" fo:font-size="10pt" style:text-underline-style="none" style:text-underline-color="font-color" style:text-line-through-type="none" fo:font-style="italic" style:text-outline="false" style:text-position="0% 100%" style:font-name-complex="Arial" style:font-size-asian="10pt" style:font-size-complex="10pt" style:font-style-asian="italic" style:font-name="Arial" fo:color="#0000ff" fo:font-weight="bold" style:font-weight-asian="bold" style:font-weight-complex="bold"/>
    </style:style>
    <style:style style:name="T44" style:family="text">
      <style:text-properties fo:text-shadow="none" style:font-style-complex="italic" fo:font-size="10pt" style:text-underline-style="none" style:text-underline-color="font-color" style:text-line-through-type="none" fo:font-style="italic" style:text-outline="false" style:text-position="0% 100%" style:font-name-complex="Arial" style:font-size-asian="10pt" style:font-size-complex="10pt" style:font-style-asian="italic" style:font-name="Arial" fo:color="#ff0000" fo:font-weight="normal" style:font-weight-asian="normal" style:font-weight-complex="normal"/>
    </style:style>
    <style:style style:name="T4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style:text-position="0% 100%" style:font-name="Arial" style:font-style-asian="normal" style:font-weight-complex="normal" style:font-weight-asian="normal" style:font-size-complex="8pt" style:font-size-asian="8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8pt" style:font-style-complex="normal"/>
    </style:style>
    <style:style style:name="T47" style:family="text">
      <style:text-properties style:text-position="0% 100%" style:font-style-asian="normal" style:font-weight-complex="normal" style:font-weight-asian="normal" fo:text-shadow="none" style:use-window-font-color="true" style:text-outline="false" fo:font-style="normal" style:text-line-through-type="none" style:text-underline-style="none" style:text-underline-color="font-color" fo:font-weight="normal" style:font-style-complex="normal" style:font-name="Arial" fo:font-size="10pt" style:font-name-complex="Arial" style:font-size-asian="10pt" style:font-size-complex="10pt"/>
    </style:style>
    <style:style style:name="T48" style:family="text">
      <style:text-properties style:font-name="Arial" style:use-window-font-color="true" style:font-style-asian="normal" style:font-weight-complex="bold" style:font-weight-asian="bold" style:font-size-complex="8pt" style:font-size-asian="8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8pt" style:font-style-complex="normal"/>
    </style:style>
    <style:style style:name="T49" style:family="text">
      <style:text-properties style:font-name="Arial" style:use-window-font-color="true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0pt" style:font-size-asian="10pt" style:font-size-complex="10pt"/>
    </style:style>
    <style:style style:name="T50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style:text-position="0% 100%" fo:text-shadow="none" style:font-name-complex="Arial" style:font-size-asian="10pt" style:font-size-complex="10pt" style:font-weight-asian="bold" style:font-weight-complex="bold" style:font-style-asian="normal" style:use-window-font-color="true"/>
    </style:style>
    <style:style style:name="T51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text-position="0% 100%" fo:text-shadow="none" style:font-name-complex="Arial" style:font-weight-asian="bold" style:font-weight-complex="bold" style:font-style-asian="normal" style:use-window-font-color="true" fo:font-size="8pt" style:font-size-asian="8pt" style:font-size-complex="8pt"/>
    </style:style>
    <style:style style:name="T52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text-position="0% 100%" fo:text-shadow="none" style:font-name-complex="Arial" style:font-weight-asian="bold" style:font-weight-complex="bold" style:font-style-asian="normal" style:use-window-font-color="true" fo:font-size="10pt" style:font-size-asian="10pt" style:font-size-complex="10pt"/>
    </style:style>
    <style:style style:name="T5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style:text-position="0% 100%" style:font-style-complex="normal" style:font-style-asian="normal" style:font-weight-complex="bold" style:font-weight-asian="bold" style:font-size-complex="12pt" style:font-size-asian="12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bold" fo:font-size="12pt" style:font-name="Arial"/>
    </style:style>
    <style:style style:name="T55" style:family="text">
      <style:text-properties style:text-position="0% 100%" style:font-style-complex="normal" style:font-style-asian="normal" style:font-weight-complex="bold" style:font-weight-asian="bold" style:font-size-complex="12pt" style:font-size-asian="12pt" style:font-name-complex="Arial" style:use-window-font-color="true" fo:text-shadow="none" style:text-outline="false" fo:font-style="normal" style:text-line-through-type="none" fo:font-weight="bold" fo:font-size="12pt" style:font-name="Arial" style:text-underline-style="none" style:text-underline-color="font-color"/>
    </style:style>
    <style:style style:name="T5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 table:structure-protected="true" table:protection-key="BHuanMOZgYAYWbOqgbbbIq6Tl1g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 table:use-wildcards="true"/>
      <table:table table:name="Intro" table:style-name="ta1" table:protected="true" table:protection-key="BHuanMOZgYAYWbOqgbbbIq6Tl1g=" table:protection-key-digest-algorithm="http://docs.oasis-open.org/office/ns/table/legacy-hash-excel" loext:protection-key-digest-algorithm-2="http://www.w3.org/2000/09/xmldsig#sha1" table:print-ranges="Intro.A1:Intro.J66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2" table:number-columns-repeated="57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EzAlt.xls</text:p>
          </table:table-cell>
          <table:table-cell table:number-columns-repeated="62"/>
        </table:table-row>
        <table:table-row table:style-name="ro3">
          <table:table-cell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5"/>
          <table:table-cell table:style-name="ce19" office:value-type="string" calcext:value-type="string">
            <text:p>Written by:</text:p>
          </table:table-cell>
          <table:table-cell table:style-name="ce23" office:value-type="string" calcext:value-type="string">
            <text:p>Richard A.Nakka*</text:p>
          </table:table-cell>
          <table:table-cell table:style-name="ce23"/>
          <table:table-cell table:style-name="ce28"/>
          <table:table-cell table:style-name="ce29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Version:</text:p>
          </table:table-cell>
          <table:table-cell table:style-name="ce24" office:value-type="float" office:value="1.3" calcext:value-type="float">
            <text:p>1.3</text:p>
          </table:table-cell>
          <table:table-cell table:style-name="ce27"/>
          <table:table-cell table:style-name="ce17"/>
          <table:table-cell table:style-name="ce30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Date:</text:p>
          </table:table-cell>
          <table:table-cell table:style-name="ce25" office:value-type="string" calcext:value-type="string">
            <text:p>Oct. 2016 <text:s/>(originally released Dec. 2002)</text:p>
          </table:table-cell>
          <table:table-cell table:style-name="ce27"/>
          <table:table-cell table:style-name="ce17"/>
          <table:table-cell table:style-name="ce30"/>
          <table:table-cell table:number-columns-repeated="54"/>
        </table:table-row>
        <table:table-row table:style-name="ro4">
          <table:table-cell table:number-columns-repeated="5"/>
          <table:table-cell table:style-name="ce21" office:value-type="string" calcext:value-type="string" table:number-columns-spanned="3" table:number-rows-spanned="1">
            <text:p>For free distribution</text:p>
          </table:table-cell>
          <table:covered-table-cell table:number-columns-repeated="2" table:style-name="ce26"/>
          <table:table-cell table:style-name="ce16"/>
          <table:table-cell table:style-name="ce31"/>
          <table:table-cell table:number-columns-repeated="54"/>
        </table:table-row>
        <table:table-row table:style-name="ro4">
          <table:table-cell table:number-columns-repeated="5"/>
          <table:table-cell table:style-name="ce22" office:value-type="string" calcext:value-type="string">
            <text:p>*<text:span text:style-name="T41"> "Best Mass" worksheet written by Jorge Andres Serrano Ardila</text:span>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" office:value-type="string" calcext:value-type="string">
            <text:p>This spreadsheet estimates the <text:span text:style-name="T3">flight performance </text:span><text:span text:style-name="T4">of a hobby rocket, based on </text:span><text:span text:style-name="T5">user inputted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data describing the rocket, which consists of: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average thrust or burn tim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total impuls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Propellant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empty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maximum diameter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Drag coefficient</text:p>
          </table:table-cell>
          <table:table-cell table:number-columns-repeated="62"/>
        </table:table-row>
        <table:table-row table:style-name="ro4">
          <table:table-cell/>
          <table:table-cell table:style-name="ce5"/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The spreadsheet  predicts: <text:span text:style-name="T6">peak altitude, maximum velocity, acceleration, burnout altitude</text:span><text:span text:style-name="T7">, </text:span><text:span text:style-name="T8">and</text:span><text:span text:style-name="T9"> </text:span></text:p>
          </table:table-cell>
          <table:table-cell table:number-columns-repeated="62"/>
        </table:table-row>
        <table:table-row table:style-name="ro4">
          <table:table-cell/>
          <table:table-cell table:style-name="ce7" office:value-type="string" calcext:value-type="string">
            <text:p>time duration from liftoff to peak altitude<text:span text:style-name="T10">.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This spreadsheet is meant to be very simple to use, with instant answers outputted on the same page.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It is intended primarily for preliminary design work of a hobby rocket, when a quick and reasonabl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ccurate estimate of the flight performance is needed.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s such, this spreadsheet is ideally suited to studying "what if" scenarios (<text:span text:style-name="T11">what if</text:span><text:span text:style-name="T12"> drag is reduced,</text:span>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what if <text:span text:style-name="T13">mass is reduced, </text:span><text:span text:style-name="T14">what if</text:span><text:span text:style-name="T15"> motor output or size is increased, etc.)</text:span>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8" office:value-type="string" calcext:value-type="string">
            <text:p>For versatility, the analysis is performed using either <text:span text:style-name="T16">English</text:span><text:span text:style-name="T17"> or </text:span><text:span text:style-name="T18">Metric</text:span><text:span text:style-name="T19"> units of measure.</text:span>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The "<text:span text:style-name="T20">Best Mass</text:span><text:span text:style-name="T21">" worksheet automatically determines the rocket mass that will result in the greatest</text:span>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ltitude (available in metric only).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Note that this software is intended for predicting the flight performance of "typical" hobby rockets,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(see below) and as such, the results may not be valid for non-typical configurations. Also, the validit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encompasses rockets that operate only within the <text:span text:style-name="T22">subsonic flight regime</text:span><text:span text:style-name="T21">. If the predicted maximum</text:span></text:p>
          </table:table-cell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velocity is greater than the speed of sound at sea level, a warning message is given.</text:p>
          </table:table-cell>
          <table:table-cell table:number-columns-repeated="62"/>
        </table:table-row>
        <table:table-row table:style-name="ro4">
          <table:table-cell/>
          <table:table-cell table:style-name="ce10"/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The methodology utilized by this spreadsheet is novel in its approach to the solution of a rocket's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flight performance. The performance is calculated using <text:span text:style-name="T11">energy conservation</text:span><text:span text:style-name="T12"> methods,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condition of zero aerodynamic drag losses. This provides the "<text:span text:style-name="T23">ideal" values </text:span><text:span text:style-name="T24">for altitude, velocity, etc. in 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the absence of aerodynamic drag. A <text:span text:style-name="T11">Drag Influence Number</text:span><text:span text:style-name="T12"> is then used to correlate the ideal values to </text:span></text:p>
          </table:table-cell>
          <table:table-cell table:number-columns-repeated="62"/>
        </table:table-row>
        <table:table-row table:style-name="ro4">
          <table:table-cell/>
          <table:table-cell table:style-name="ce10" office:value-type="string" calcext:value-type="string">
            <text:p>actual<text:span text:style-name="T25"> (predicted) values based on </text:span><text:span text:style-name="T26">drag reduction factors</text:span><text:span text:style-name="T27"> which take into account aerodynamic drag, 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and are applied to the ideal values. The <text:span text:style-name="T28">Drag Influence Number (N)</text:span><text:span text:style-name="T29"> is defined as:</text:span></text:p>
          </table:table-cell>
          <table:table-cell table:number-columns-repeated="62"/>
        </table:table-row>
        <table:table-row table:style-name="ro4">
          <table:table-cell table:number-columns-repeated="2"/>
          <table:table-cell>
            <draw:frame draw:z-index="0" draw:name="Picture 1" draw:style-name="gr1" draw:text-style-name="P1" svg:width="1.135in" svg:height="0.5173in" svg:x="0.6457in" svg:y="0.1335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table:style-name="ce2" office:value-type="string" calcext:value-type="string">
            <text:p>where <text:span text:style-name="T30">C</text:span><text:span text:style-name="T31">d</text:span><text:span text:style-name="T32"> is the drag coefficient, </text:span><text:span text:style-name="T33">D </text:span><text:span text:style-name="T34">is the rocket diameter, </text:span><text:span text:style-name="T35">V</text:span><text:span text:style-name="T36">bo</text:span><text:span text:style-name="T37"> is the burnout velocity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condition of zero drag, and <text:span text:style-name="T38">m</text:span><text:span text:style-name="T39">r</text:span><text:span text:style-name="T40"> is the rocket dead mass (1000 is used to reduce the number to a</text:span>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more convenient magnitude).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" office:value-type="string" calcext:value-type="string">
            <text:p>The drag reduction factors, which are derived functions of the Drag Influence Number, are applied to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the ideal values of peak altitude, maximum velocity, time to peak altitude, and burnout altitude.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These factors were derived through an investigative analysis which involved running a large number of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flight simulations using a conventional flight simulation software. The flight simulations were based on</text:p>
          </table:table-cell>
          <table:table-cell table:number-columns-repeated="62"/>
        </table:table-row>
        <table:table-row table:style-name="ro4">
          <table:table-cell/>
          <table:table-cell table:style-name="ce2" office:value-type="string" calcext:value-type="string">
            <text:p>"typical" hobby sized rockets, in particular: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1" office:value-type="string" calcext:value-type="string">
            <text:p>Motor range:</text:p>
          </table:table-cell>
          <table:table-cell table:style-name="ce11"/>
          <table:table-cell table:style-name="ce11" office:value-type="string" calcext:value-type="string">
            <text:p>A to K <text:s text:c="2"/>(1.3 to 2500 N-s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mass: </text:p>
          </table:table-cell>
          <table:table-cell table:style-name="ce11"/>
          <table:table-cell table:style-name="ce11" office:value-type="string" calcext:value-type="string">
            <text:p>0.040 to 8 kg. <text:s/>(0.10 to 18 lb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diameter:</text:p>
          </table:table-cell>
          <table:table-cell table:style-name="ce11"/>
          <table:table-cell table:style-name="ce11" office:value-type="string" calcext:value-type="string">
            <text:p>2 to 15 cm <text:s text:c="2"/>(0.75 to 6 inch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For rocket configurations outside these ranges, the results may not be fully valid.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2" office:value-type="string" calcext:value-type="string">
            <text:p>For more complete details on the both the methodology and on the simulations that were run, visit:</text:p>
          </table:table-cell>
          <table:table-cell table:style-name="ce12" table:number-columns-repeated="5"/>
          <table:table-cell table:style-name="ce6"/>
          <table:table-cell table:number-columns-repeated="56"/>
        </table:table-row>
        <table:table-row table:style-name="ro4">
          <table:table-cell/>
          <table:table-cell table:style-name="ce13" office:value-type="string" calcext:value-type="string">
            <text:p>Richard Nakka's Experimental Rocketry Website</text:p>
          </table:table-cell>
          <table:table-cell table:style-name="ce6"/>
          <table:table-cell table:style-name="ce12" table:number-columns-repeated="4"/>
          <table:table-cell table:style-name="ce6"/>
          <table:table-cell table:number-columns-repeated="56"/>
        </table:table-row>
        <table:table-row table:style-name="ro4">
          <table:table-cell/>
          <table:table-cell table:style-name="ce14" office:value-type="string" calcext:value-type="string">
            <text:p>http://www.nakka-rocketry.net</text:p>
          </table:table-cell>
          <table:table-cell/>
          <table:table-cell table:style-name="ce18" table:number-columns-repeated="4"/>
          <table:table-cell table:number-columns-repeated="57"/>
        </table:table-row>
        <table:table-row table:style-name="ro4">
          <table:table-cell/>
          <table:table-cell table:style-name="ce15" office:value-type="string" calcext:value-type="string">
            <text:p>Simplified Method for Estimating the Flight Performance of a Hobby Rocket</text:p>
          </table:table-cell>
          <table:table-cell table:style-name="ce17" table:number-columns-repeated="10"/>
          <table:table-cell table:number-columns-repeated="52"/>
        </table:table-row>
        <table:table-row table:style-name="ro4">
          <table:table-cell/>
          <table:table-cell table:style-name="ce16" table:number-columns-repeated="9"/>
          <table:table-cell table:number-columns-repeated="54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Intro.$A$1:.$J$66" table:range-usable-as="print-range"/>
        </table:named-expressions>
      </table:table>
      <table:table table:name="English" table:style-name="ta2" table:protected="true" table:protection-key="BHuanMOZgYAYWbOqgbbbIq6Tl1g=" table:protection-key-digest-algorithm="http://docs.oasis-open.org/office/ns/table/legacy-hash-excel" loext:protection-key-digest-algorithm-2="http://www.w3.org/2000/09/xmldsig#sha1" table:print-ranges="English.A1:English.J36">
        <loext:table-protection loext:select-protected-cells="true" loext:select-unprotected-cells="true"/>
        <office:forms form:automatic-focus="false" form:apply-design-mode="false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3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1">subsonic</text:span><text:span text:style-name="T12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.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42"> Enter data in </text:span><text:span text:style-name="T43">blue</text:span><text:span text:style-name="T44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example rocket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190" calcext:value-type="float">
            <text:p>19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46">t</text:span><text:span text:style-name="T47"> =</text:span></text:p>
          </table:table-cell>
          <table:table-cell table:style-name="ce55" office:value-type="float" office:value="418" calcext:value-type="float">
            <text:p>418</text:p>
          </table:table-cell>
          <table:table-cell table:style-name="ce33" office:value-type="string" calcext:value-type="string">
            <text:p>lb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weight</text:p>
          </table:table-cell>
          <table:table-cell table:style-name="ce44" office:value-type="string" calcext:value-type="string">
            <text:p>m<text:span text:style-name="T46">p</text:span><text:span text:style-name="T47"> =</text:span></text:p>
          </table:table-cell>
          <table:table-cell table:style-name="ce56" office:value-type="float" office:value="3.2" calcext:value-type="float">
            <text:p>3.200</text:p>
          </table:table-cell>
          <table:table-cell table:style-name="ce33" office:value-type="string" calcext:value-type="string">
            <text:p>lb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2" draw:text-style-name="P3" svg:width="1.3965in" svg:height="0.3669in" svg:x="2.8772in" svg:y="1.5335in" draw:caption-point-x="-0.0736in" draw:caption-point-y="0.1535in">
              <dc:date>2020-09-22T00:00:00</dc:date>
              <text:p text:style-name="P2"><text:span text:style-name="T1">Weight of rocket, less propellant.</text:span></text:p>
              <text:p text:style-name="P2"><text:span text:style-name="T2"/></text:p>
            </office:annotation>
            <text:p>Rocket dead weight</text:p>
          </table:table-cell>
          <table:table-cell table:style-name="ce44" office:value-type="string" calcext:value-type="string">
            <text:p>m<text:span text:style-name="T46">r</text:span><text:span text:style-name="T47"> =</text:span></text:p>
          </table:table-cell>
          <table:table-cell table:style-name="ce56" office:value-type="float" office:value="14" calcext:value-type="float">
            <text:p>14.0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string" calcext:value-type="string">
            <text:p>inc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3" draw:text-style-name="P3" svg:width="1.4055in" svg:height="0.6244in" svg:x="2.8772in" svg:y="1.9004in" draw:caption-point-x="-0.0736in" draw:caption-point-y="0.1535in">
              <dc:date>2020-09-22T00:00:00</dc:date>
              <text:p text:style-name="P2"><text:span text:style-name="T1">Typically 0.3 to 0.6</text:span></text:p>
              <text:p text:style-name="P2"><text:span text:style-name="T1">The lower the Cd, the less air resistance (drag) of the rocket.</text:span></text:p>
              <text:p text:style-name="P2"><text:span text:style-name="T2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46">d</text:span><text:span text:style-name="T47"> =</text:span></text:p>
          </table:table-cell>
          <table:table-cell table:style-name="ce55" office:value-type="float" office:value="0.45" calcext:value-type="float">
            <text:p>0.45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45"> =</text:span></text:p>
          </table:table-cell>
          <table:table-cell table:style-name="ce57" table:formula="of:=ite/fe" office:value-type="float" office:value="2.2" calcext:value-type="float">
            <text:p>2.20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4" draw:text-style-name="P3" svg:width="0.9949in" svg:height="0.3831in" svg:x="2.9823in" svg:y="2.4504in" draw:caption-point-x="-0.1787in" draw:caption-point-y="0.1535in">
              <dc:date>2020-09-22T00:00:00</dc:date>
              <text:p text:style-name="P2"><text:span text:style-name="T1">See "Class" worksheet</text:span></text:p>
              <text:p text:style-name="P2"><text:span text:style-name="T2"/></text:p>
            </office:annotation>
            <text:p>Motor classification</text:p>
          </table:table-cell>
          <table:table-cell table:style-name="ce44"/>
          <table:table-cell table:style-name="ce58" table:formula="of:=VLOOKUP(ite*4.448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weight</text:p>
          </table:table-cell>
          <table:table-cell table:style-name="ce44" office:value-type="string" calcext:value-type="string">
            <text:p>m<text:span text:style-name="T46">ra</text:span><text:span text:style-name="T47"> =</text:span></text:p>
          </table:table-cell>
          <table:table-cell table:style-name="ce59" table:formula="of:=mre+mpe/2" office:value-type="float" office:value="15.6" calcext:value-type="float">
            <text:p>15.6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3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45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(fe/mrae-1)*32.18" office:value-type="float" office:value="359.755897435897" calcext:value-type="float">
            <text:p>360</text:p>
          </table:table-cell>
          <table:table-cell table:style-name="ce74" office:value-type="string" calcext:value-type="string">
            <text:p>feet/sec<text:span text:style-name="T53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10">a =</text:span></text:p>
          </table:table-cell>
          <table:table-cell table:style-name="ce61" table:formula="of:=ae/32.18" office:value-type="float" office:value="11.1794871794872" calcext:value-type="float">
            <text:p>11.2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46">2</text:span><text:span text:style-name="T47"> =</text:span></text:p>
          </table:table-cell>
          <table:table-cell table:style-name="ce62" table:formula="of:=fe*zed1e/mrae" office:value-type="float" office:value="10603.5744641683" calcext:value-type="float">
            <text:p>10604</text:p>
          </table:table-cell>
          <table:table-cell table:style-name="ce39" office:value-type="string" calcext:value-type="string">
            <text:p>feet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46">2</text:span><text:span text:style-name="T47"> =</text:span></text:p>
          </table:table-cell>
          <table:table-cell table:style-name="ce63" table:formula="of:=te+SQRT(2*([.F21]-zed1e)/32.18)" office:value-type="float" office:value="26.7948717948718" calcext:value-type="float">
            <text:p>26.8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45"> (no drag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46">1</text:span><text:span text:style-name="T47"> =</text:span></text:p>
          </table:table-cell>
          <table:table-cell table:style-name="ce64" table:formula="of:=SQRT(2*zed1e/mrae*(fe-mrae)*32.18)" office:value-type="float" office:value="791.462974358975" calcext:value-type="float">
            <text:p>791</text:p>
          </table:table-cell>
          <table:table-cell table:style-name="ce76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46">1</text:span><text:span text:style-name="T47"> =</text:span></text:p>
          </table:table-cell>
          <table:table-cell table:style-name="ce65" table:formula="of:=1/2*(fe*32.18/mrae-32.18)*te^2" office:value-type="float" office:value="870.609271794872" calcext:value-type="float">
            <text:p>871</text:p>
          </table:table-cell>
          <table:table-cell table:style-name="ce40" office:value-type="string" calcext:value-type="string">
            <text:p>feet <text:s/>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5" draw:text-style-name="P3" svg:width="1.4232in" svg:height="1.0661in" svg:x="2.8772in" svg:y="4.5004in" draw:caption-point-x="-0.0736in" draw:caption-point-y="0.1535in">
              <dc:date>2020-09-22T00:00:00</dc:date>
              <text:p text:style-name="P2"><text:span text:style-name="T2">This term is influenced by rocket diameter, drag coefficient, burnout velocity and dead mass. The higher the value, the greater the effect of drag.</text:span></text:p>
              <text:p text:style-name="P2"><text:span text:style-name="T2"/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6" table:formula="of:=cde*diae^2*vmaxe^2/(mre/32.18)/24353" office:value-type="float" office:value="425.695674580235" calcext:value-type="float">
            <text:p>426</text:p>
          </table:table-cell>
          <table:table-cell table:style-name="ce77" table:formula="of:=IF(iterme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6" draw:text-style-name="P3" svg:width="1.4055in" svg:height="0.5417in" svg:x="2.8772in" svg:y="4.6835in" draw:caption-point-x="-0.0736in" draw:caption-point-y="0.1535in">
              <dc:date>2020-09-22T00:00:00</dc:date>
              <text:p text:style-name="P2"><text:span text:style-name="T1">Max altitude is reduced due to aerodynamic drag.</text:span></text:p>
              <text:p text:style-name="P2"><text:span text:style-name="T2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46">1</text:span><text:span text:style-name="T47"> =</text:span></text:p>
          </table:table-cell>
          <table:table-cell table:style-name="ce67" table:formula="of:=IF(1/(1.049909+0.001719*iterme^1.0042225)&gt;1;1;1/(1.049909+0.001719*iterme^1.0042225))" office:value-type="float" office:value="0.555362287538565" calcext:value-type="float">
            <text:p>0.55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7" draw:text-style-name="P3" svg:width="1.4055in" svg:height="0.55in" svg:x="2.8772in" svg:y="4.8669in" draw:caption-point-x="-0.0736in" draw:caption-point-y="0.1535in">
              <dc:date>2020-09-22T00:00:00</dc:date>
              <text:p text:style-name="P2"><text:span text:style-name="T1">Time to peak is reduced due to aerodynamic drag.</text:span></text:p>
              <text:p text:style-name="P2"><text:span text:style-name="T2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46">2</text:span><text:span text:style-name="T47"> =</text:span></text:p>
          </table:table-cell>
          <table:table-cell table:style-name="ce67" table:formula="of:=IF(1/(1.048224+0.001093*iterme^0.97255)&gt;1;1;1/(1.048224+0.001093*iterme^0.97255))" office:value-type="float" office:value="0.693349838165331" calcext:value-type="float">
            <text:p>0.693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8" draw:text-style-name="P3" svg:width="1.3965in" svg:height="0.4748in" svg:x="2.8772in" svg:y="5.0504in" draw:caption-point-x="-0.0736in" draw:caption-point-y="0.1535in">
              <dc:date>2020-09-22T00:00:00</dc:date>
              <text:p text:style-name="P2"><text:span text:style-name="T1">Max velocity is reduced due to aerodynamic drag.</text:span></text:p>
              <text:p text:style-name="P2"><text:span text:style-name="T2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46">3</text:span><text:span text:style-name="T47"> =</text:span></text:p>
          </table:table-cell>
          <table:table-cell table:style-name="ce67" table:formula="of:=IF((0.99769-0.000075691*iterme)&gt;1;1;(0.99769-0.000075691*iterme))" office:value-type="float" office:value="0.965468668695347" calcext:value-type="float">
            <text:p>0.96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1.3965in" svg:height="0.6583in" svg:x="2.8772in" svg:y="5.2335in" draw:caption-point-x="-0.0736in" draw:caption-point-y="0.1535in">
              <dc:date>2020-09-22T00:00:00</dc:date>
              <text:p text:style-name="P2"><text:span text:style-name="T1">Motor burnout altitude is reduced due to aerodynamic drag.</text:span></text:p>
              <text:p text:style-name="P2"><text:span text:style-name="T2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46">4</text:span><text:span text:style-name="T47"> =</text:span></text:p>
          </table:table-cell>
          <table:table-cell table:style-name="ce68" table:formula="of:=IF((0.99973-0.000043807*iterme)&gt;1;1;(0.99973-0.000043807*iterme))" office:value-type="float" office:value="0.981081549583664" calcext:value-type="float">
            <text:p>0.981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48"> peak</text:span><text:span text:style-name="T49"> =</text:span></text:p>
          </table:table-cell>
          <table:table-cell table:style-name="ce70" table:formula="of:=fact1e*[.F21]" office:value-type="float" office:value="5888.82537050603" calcext:value-type="float">
            <text:p>5889</text:p>
          </table:table-cell>
          <table:table-cell table:style-name="ce78" office:value-type="string" calcext:value-type="string">
            <text:p>feet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48"> peak</text:span><text:span text:style-name="T49"> =</text:span></text:p>
          </table:table-cell>
          <table:table-cell table:style-name="ce71" table:formula="of:=fact2e*[.F22]" office:value-type="float" office:value="18.5782200226352" calcext:value-type="float">
            <text:p>18.6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45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48"> max</text:span><text:span text:style-name="T49"> =</text:span></text:p>
          </table:table-cell>
          <table:table-cell table:style-name="ce60" table:formula="of:=fact3e*[.F23]" office:value-type="float" office:value="764.132704176019" calcext:value-type="float">
            <text:p>764</text:p>
          </table:table-cell>
          <table:table-cell table:style-name="ce79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50">  V</text:span><text:span text:style-name="T51"> max</text:span><text:span text:style-name="T52"> =</text:span></text:p>
          </table:table-cell>
          <table:table-cell table:style-name="ce60" table:formula="of:=[.F34]*0.6818" office:value-type="float" office:value="520.98567770721" calcext:value-type="float">
            <text:p>521</text:p>
          </table:table-cell>
          <table:table-cell table:style-name="ce79" office:value-type="string" calcext:value-type="string">
            <text:p>MP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48"> bo</text:span><text:span text:style-name="T49"> =</text:span></text:p>
          </table:table-cell>
          <table:table-cell table:style-name="ce72" table:formula="of:=fact4e*zed1e" office:value-type="float" office:value="854.138693454418" calcext:value-type="float">
            <text:p>854</text:p>
          </table:table-cell>
          <table:table-cell table:style-name="ce75" office:value-type="string" calcext:value-type="string">
            <text:p>feet 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1086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 table:number-rows-repeated="2">
          <table:table-cell table:style-name="ce33" table:number-columns-repeated="9"/>
          <table:table-cell table:style-name="ce32" table:number-columns-repeated="2"/>
          <table:table-cell table:number-columns-repeated="53"/>
        </table:table-row>
        <table:table-row table:style-name="ro4" table:number-rows-repeated="3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English.$A$1:.$J$36" table:range-usable-as="print-range"/>
        </table:named-expressions>
      </table:table>
      <table:table table:name="Metric" table:style-name="ta3" table:protected="true" table:protection-key="BHuanMOZgYAYWbOqgbbbIq6Tl1g=" table:protection-key-digest-algorithm="http://docs.oasis-open.org/office/ns/table/legacy-hash-excel" loext:protection-key-digest-algorithm-2="http://www.w3.org/2000/09/xmldsig#sha1" table:print-ranges="Metric.A1:Metric.J36">
        <loext:table-protection loext:select-protected-cells="true" loext:select-unprotected-cells="true"/>
        <office:forms form:automatic-focus="false" form:apply-design-mode="false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3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1">subsonic</text:span><text:span text:style-name="T12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.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42"> Enter data in </text:span><text:span text:style-name="T43">blue</text:span><text:span text:style-name="T44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Adam-K2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1951.2" calcext:value-type="float">
            <text:p>1951.2</text:p>
          </table:table-cell>
          <table:table-cell table:style-name="ce33" office:value-type="string" calcext:value-type="string">
            <text:p>N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46">t</text:span><text:span text:style-name="T47"> =</text:span></text:p>
          </table:table-cell>
          <table:table-cell table:style-name="ce55" office:value-type="float" office:value="1951.2" calcext:value-type="float">
            <text:p>1951.2</text:p>
          </table:table-cell>
          <table:table-cell table:style-name="ce33" office:value-type="string" calcext:value-type="string">
            <text:p>N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mass</text:p>
          </table:table-cell>
          <table:table-cell table:style-name="ce44" office:value-type="string" calcext:value-type="string">
            <text:p>m<text:span text:style-name="T46">p</text:span><text:span text:style-name="T47"> =</text:span></text:p>
          </table:table-cell>
          <table:table-cell table:style-name="ce56" office:value-type="float" office:value="1.53" calcext:value-type="float">
            <text:p>1.530</text:p>
          </table:table-cell>
          <table:table-cell table:style-name="ce33" office:value-type="string" calcext:value-type="string">
            <text:p>kg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0" draw:text-style-name="P3" svg:width="1.4055in" svg:height="0.3669in" svg:x="3.1913in" svg:y="1.5335in" draw:caption-point-x="-0.3878in" draw:caption-point-y="0.1535in">
              <dc:date>2020-09-22T00:00:00</dc:date>
              <text:p text:style-name="P2"><text:span text:style-name="T1">Mass of rocket less propellant</text:span></text:p>
              <text:p text:style-name="P2"><text:span text:style-name="T2"/></text:p>
            </office:annotation>
            <text:p>Rocket dead mass</text:p>
          </table:table-cell>
          <table:table-cell table:style-name="ce44" office:value-type="string" calcext:value-type="string">
            <text:p>m<text:span text:style-name="T46">r</text:span><text:span text:style-name="T47"> =</text:span></text:p>
          </table:table-cell>
          <table:table-cell table:style-name="ce56" office:value-type="float" office:value="7" calcext:value-type="float">
            <text:p>7.000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12" calcext:value-type="float">
            <text:p>12</text:p>
          </table:table-cell>
          <table:table-cell table:style-name="ce33" office:value-type="string" calcext:value-type="string">
            <text:p>cm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11" draw:text-style-name="P3" svg:width="1.4142in" svg:height="0.6244in" svg:x="3.1913in" svg:y="1.9004in" draw:caption-point-x="-0.3878in" draw:caption-point-y="0.1535in">
              <dc:date>2020-09-22T00:00:00</dc:date>
              <text:p text:style-name="P2"><text:span text:style-name="T1">Typically 0.3 to 0.6</text:span></text:p>
              <text:p text:style-name="P2"><text:span text:style-name="T1">The lower the Cd, the less air resistance (drag) of the rocket.</text:span></text:p>
              <text:p text:style-name="P2"><text:span text:style-name="T2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46">d</text:span><text:span text:style-name="T47"> =</text:span></text:p>
          </table:table-cell>
          <table:table-cell table:style-name="ce55" office:value-type="float" office:value="0.4" calcext:value-type="float">
            <text:p>0.4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45"> =</text:span></text:p>
          </table:table-cell>
          <table:table-cell table:style-name="ce57" table:formula="of:=it/f" office:value-type="float" office:value="1" calcext:value-type="float">
            <text:p>1.00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2" draw:text-style-name="P3" svg:width="0.8642in" svg:height="0.4409in" svg:x="2.9823in" svg:y="2.4504in" draw:caption-point-x="-0.1787in" draw:caption-point-y="0.1535in">
              <dc:date>2020-09-22T00:00:00</dc:date>
              <text:p text:style-name="P2"><text:span text:style-name="T1">See "Class worksheet".</text:span></text:p>
              <text:p text:style-name="P2"><text:span text:style-name="T2"/></text:p>
            </office:annotation>
            <text:p>Motor classification</text:p>
          </table:table-cell>
          <table:table-cell table:style-name="ce44"/>
          <table:table-cell table:style-name="ce58" table:formula="of:=VLOOKUP(it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mass</text:p>
          </table:table-cell>
          <table:table-cell table:style-name="ce44" office:value-type="string" calcext:value-type="string">
            <text:p>m<text:span text:style-name="T46">ra</text:span><text:span text:style-name="T47"> =</text:span></text:p>
          </table:table-cell>
          <table:table-cell table:style-name="ce59" table:formula="of:=mr+mp/2" office:value-type="float" office:value="7.765" calcext:value-type="float">
            <text:p>7.765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3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45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f/mra-9.808" office:value-type="float" office:value="241.473390856407" calcext:value-type="float">
            <text:p>241</text:p>
          </table:table-cell>
          <table:table-cell table:style-name="ce74" office:value-type="string" calcext:value-type="string">
            <text:p>metre/sec<text:span text:style-name="T53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10">a =</text:span></text:p>
          </table:table-cell>
          <table:table-cell table:style-name="ce61" table:formula="of:=a/9.808" office:value-type="float" office:value="24.620043929079" calcext:value-type="float">
            <text:p>24.6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46">2</text:span><text:span text:style-name="T47"> =</text:span></text:p>
          </table:table-cell>
          <table:table-cell table:style-name="ce62" table:formula="of:=f*zed1/mra/9.808" office:value-type="float" office:value="3093.27944072241" calcext:value-type="float">
            <text:p>3093</text:p>
          </table:table-cell>
          <table:table-cell table:style-name="ce39" office:value-type="string" calcext:value-type="string">
            <text:p>metres</text:p>
          </table:table-cell>
          <table:table-cell table:style-name="ce39" table:number-columns-repeated="2"/>
          <table:table-cell table:style-name="ce96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46">2</text:span><text:span text:style-name="T47"> =</text:span></text:p>
          </table:table-cell>
          <table:table-cell table:style-name="ce63" table:formula="of:=t+SQRT(2*([.F21]-zed1)/9.808)" office:value-type="float" office:value="25.620043929079" calcext:value-type="float">
            <text:p>25.6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45"> (no drag</text:span>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46">1</text:span><text:span text:style-name="T47"> =</text:span></text:p>
          </table:table-cell>
          <table:table-cell table:style-name="ce64" table:formula="of:=SQRT(2*zed1/mra*(f-mra*9.808))" office:value-type="float" office:value="241.473390856407" calcext:value-type="float">
            <text:p>241</text:p>
          </table:table-cell>
          <table:table-cell table:style-name="ce76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46">1</text:span><text:span text:style-name="T47"> =</text:span></text:p>
          </table:table-cell>
          <table:table-cell table:style-name="ce65" table:formula="of:=1/2*(f/mra-9.808)*t^2" office:value-type="float" office:value="120.736695428203" calcext:value-type="float">
            <text:p>121</text:p>
          </table:table-cell>
          <table:table-cell table:style-name="ce40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3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13" draw:text-style-name="P3" svg:width="1.4142in" svg:height="1.0327in" svg:x="3.1913in" svg:y="4.5004in" draw:caption-point-x="-0.3878in" draw:caption-point-y="0.1535in">
              <dc:date>2020-09-22T00:00:00</dc:date>
              <text:p text:style-name="P2"><text:span text:style-name="T2">This term is influenced by rocket diameter, drag coefficient, burnout velocity and dead mass. The higher the value, <text:s/>the greater the effect of drag.</text:span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2" table:formula="of:=Cd*Dia^2*vmax^2/mr/1000" office:value-type="float" office:value="479.803050445915" calcext:value-type="float">
            <text:p>480</text:p>
          </table:table-cell>
          <table:table-cell table:style-name="ce77" table:formula="of:=IF(iterm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4" draw:text-style-name="P3" svg:width="1.4142in" svg:height="0.5417in" svg:x="3.1913in" svg:y="4.6835in" draw:caption-point-x="-0.3878in" draw:caption-point-y="0.1535in">
              <dc:date>2020-09-22T00:00:00</dc:date>
              <text:p text:style-name="P2"><text:span text:style-name="T1">Max altitude is reduced due to aerodynamic drag.</text:span></text:p>
              <text:p text:style-name="P2"><text:span text:style-name="T2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46">1</text:span><text:span text:style-name="T47"> =</text:span></text:p>
          </table:table-cell>
          <table:table-cell table:style-name="ce67" table:formula="of:=IF(1/(1.049909+0.001719*iterm^1.0042225)&gt;1;1;1/(1.049909+0.001719*iterm^1.0042225))" office:value-type="float" office:value="0.527294683215186" calcext:value-type="float">
            <text:p>0.527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5" draw:text-style-name="P3" svg:width="1.4051in" svg:height="0.55in" svg:x="2.9386in" svg:y="4.8669in" draw:caption-point-x="-0.135in" draw:caption-point-y="0.1535in">
              <dc:date>2020-09-22T00:00:00</dc:date>
              <text:p text:style-name="P2"><text:span text:style-name="T1">Time to peak is reduced due to aerodynamic drag.</text:span></text:p>
              <text:p text:style-name="P2"><text:span text:style-name="T2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46">2</text:span><text:span text:style-name="T47"> =</text:span></text:p>
          </table:table-cell>
          <table:table-cell table:style-name="ce67" table:formula="of:=IF(1/(1.048224+0.001093*iterm^0.97255)&gt;1;1;1/(1.048224+0.001093*iterm^0.97255))" office:value-type="float" office:value="0.670734875354055" calcext:value-type="float">
            <text:p>0.671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6" draw:text-style-name="P3" svg:width="1.3965in" svg:height="0.55in" svg:x="2.9386in" svg:y="5.0504in" draw:caption-point-x="-0.135in" draw:caption-point-y="0.1535in">
              <dc:date>2020-09-22T00:00:00</dc:date>
              <text:p text:style-name="P2"><text:span text:style-name="T1">Max velocity is reduced due to aerodynamic drag.</text:span></text:p>
              <text:p text:style-name="P2"><text:span text:style-name="T2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46">3</text:span><text:span text:style-name="T47"> =</text:span></text:p>
          </table:table-cell>
          <table:table-cell table:style-name="ce67" table:formula="of:=IF((0.99769-0.000075691*iterm)&gt;1;1;(0.99769-0.000075691*iterm))" office:value-type="float" office:value="0.961373227308698" calcext:value-type="float">
            <text:p>0.961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1.3965in" svg:height="0.6583in" svg:x="2.9386in" svg:y="5.2335in" draw:caption-point-x="-0.135in" draw:caption-point-y="0.1535in">
              <dc:date>2020-09-22T00:00:00</dc:date>
              <text:p text:style-name="P2"><text:span text:style-name="T1">Motor burnout altitude is reduced due to aerodynamic drag.</text:span></text:p>
              <text:p text:style-name="P2"><text:span text:style-name="T2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46">4</text:span><text:span text:style-name="T47"> =</text:span></text:p>
          </table:table-cell>
          <table:table-cell table:style-name="ce68" table:formula="of:=IF((0.99973-0.000043807*iterm)&gt;1;1;(0.99973-0.000043807*iterm))" office:value-type="float" office:value="0.978711267769116" calcext:value-type="float">
            <text:p>0.979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48"> peak</text:span><text:span text:style-name="T49"> =</text:span></text:p>
          </table:table-cell>
          <table:table-cell table:style-name="ce70" table:formula="of:=fact1*[.F21]" office:value-type="float" office:value="1631.06980279177" calcext:value-type="float">
            <text:p>1631</text:p>
          </table:table-cell>
          <table:table-cell table:style-name="ce78" office:value-type="string" calcext:value-type="string">
            <text:p>metres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48"> peak</text:span><text:span text:style-name="T49"> =</text:span></text:p>
          </table:table-cell>
          <table:table-cell table:style-name="ce71" table:formula="of:=fact2*[.F22]" office:value-type="float" office:value="17.1842569713362" calcext:value-type="float">
            <text:p>17.2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45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48"> max</text:span><text:span text:style-name="T49"> =</text:span></text:p>
          </table:table-cell>
          <table:table-cell table:style-name="ce60" table:formula="of:=fact3*[.F23]" office:value-type="float" office:value="232.146053076799" calcext:value-type="float">
            <text:p>232</text:p>
          </table:table-cell>
          <table:table-cell table:style-name="ce79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50">  V</text:span><text:span text:style-name="T51"> max</text:span><text:span text:style-name="T52"> =</text:span></text:p>
          </table:table-cell>
          <table:table-cell table:style-name="ce60" table:formula="of:=[.F34]*3.6" office:value-type="float" office:value="835.725791076475" calcext:value-type="float">
            <text:p>836</text:p>
          </table:table-cell>
          <table:table-cell table:style-name="ce79" office:value-type="string" calcext:value-type="string">
            <text:p>km/hr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48"> bo</text:span><text:span text:style-name="T49"> =</text:span></text:p>
          </table:table-cell>
          <table:table-cell table:style-name="ce72" table:formula="of:=fact4*zed1" office:value-type="float" office:value="118.166364248791" calcext:value-type="float">
            <text:p>118</text:p>
          </table:table-cell>
          <table:table-cell table:style-name="ce75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331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>
          <table:table-cell table:style-name="ce33" table:number-columns-repeated="8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7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8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/>
          <table:table-cell table:style-name="ce99"/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Metric.$A$1:.$J$36" table:range-usable-as="print-range"/>
        </table:named-expressions>
      </table:table>
      <table:table table:name="Best Mass" table:style-name="ta4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Click to solve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ss?language=Basic&amp;location=document" xlink:type="simple"/>
              </office:event-listeners>
            </form:button>
          </form:form>
        </office:forms>
        <table:table-column table:style-name="co3" table:default-cell-style-name="ce103"/>
        <table:table-column table:style-name="co7" table:default-cell-style-name="ce103"/>
        <table:table-column table:style-name="co8" table:visibility="collapse" table:number-columns-repeated="2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0" table:number-columns-repeated="250" table:default-cell-style-name="ce17"/>
        <table:table-row table:style-name="ro5">
          <table:table-cell table:style-name="ce100" table:formula="of:=[.A26]" office:value-type="float" office:value="8" calcext:value-type="float">
            <text:p><text:s/>8.00 </text:p>
          </table:table-cell>
          <table:table-cell table:style-name="ce104" table:formula="of:=[$Metric.F32]" office:value-type="float" office:value="1631.06980279177" calcext:value-type="float">
            <text:p><text:s/>1,631 </text:p>
          </table:table-cell>
          <table:table-cell table:number-columns-repeated="2"/>
          <table:table-cell table:style-name="ce108" office:value-type="string" calcext:value-type="string">
            <text:p>Directions: Enter a range of values for rocket dead mass (min, max)</text:p>
          </table:table-cell>
          <table:table-cell table:number-columns-repeated="3"/>
          <table:table-cell table:style-name="ce121" table:number-columns-repeated="12"/>
          <table:table-cell table:number-columns-repeated="237"/>
        </table:table-row>
        <table:table-row table:style-name="ro5">
          <table:table-cell table:style-name="ce101" office:value-type="string" calcext:value-type="string">
            <text:p>Mass [kg]</text:p>
          </table:table-cell>
          <table:table-cell table:style-name="ce101" office:value-type="string" calcext:value-type="string">
            <text:p>Altitude [m]</text:p>
          </table:table-cell>
          <table:table-cell table:style-name="ce106" office:value-type="string" calcext:value-type="string">
            <text:p>m</text:p>
          </table:table-cell>
          <table:table-cell table:style-name="ce106" office:value-type="string" calcext:value-type="string">
            <text:p>alt</text:p>
          </table:table-cell>
          <table:table-cell table:style-name="ce109" office:value-type="string" calcext:value-type="string">
            <text:p>Minimum mass:</text:p>
          </table:table-cell>
          <table:table-cell table:style-name="ce114" office:value-type="float" office:value="3" calcext:value-type="float">
            <office:annotation draw:style-name="gr19" draw:text-style-name="P3" svg:width="1.3012in" svg:height="0.3957in" svg:x="4.3213in" svg:y="0.2043in" draw:caption-point-x="-0.7059in" draw:caption-point-y="-0.013in">
              <dc:date>2020-09-22T00:00:00</dc:date>
              <text:p text:style-name="P2"><text:span text:style-name="T1">Value must be greater than ZERO.</text:span></text:p>
            </office:annotation>
            <text:p><text:s/>3.00 </text:p>
          </table:table-cell>
          <table:table-cell office:value-type="string" calcext:value-type="string">
            <text:p>kg</text:p>
            <draw:control draw:z-index="1" draw:name="Button 2" draw:style-name="gr17" draw:text-style-name="P4" svg:width="1.1476in" svg:height="0.4705in" svg:x="0.428in" svg:y="0.05in" draw:control="control1">
              <svg:desc>Click to solve</svg:desc>
            </draw:control>
          </table:table-cell>
          <table:table-cell/>
          <table:table-cell table:style-name="ce122"/>
          <table:table-cell table:style-name="ce121" table:number-columns-repeated="11"/>
          <table:table-cell table:number-columns-repeated="237"/>
        </table:table-row>
        <table:table-row table:style-name="ro6">
          <table:table-cell table:style-name="ce102" table:formula="of:=[.F2]" office:value-type="float" office:value="3" calcext:value-type="float">
            <text:p><text:s/>3.00 </text:p>
          </table:table-cell>
          <table:table-cell table:style-name="ce105" office:value-type="float" office:value="1357.64742941725" calcext:value-type="float">
            <text:p><text:s/>1,358 </text:p>
          </table:table-cell>
          <table:table-cell table:style-name="ce107" table:formula="of:=INT([.B3])" office:value-type="float" office:value="1357" calcext:value-type="float">
            <text:p><text:s/>1,357.0 </text:p>
          </table:table-cell>
          <table:table-cell table:style-name="ce107" table:formula="of:=[.A3]" office:value-type="float" office:value="3" calcext:value-type="float">
            <text:p><text:s/>3.0 </text:p>
          </table:table-cell>
          <table:table-cell table:style-name="ce109" office:value-type="string" calcext:value-type="string">
            <text:p>Maximum mass:</text:p>
          </table:table-cell>
          <table:table-cell table:style-name="ce114" office:value-type="float" office:value="8" calcext:value-type="float">
            <text:p><text:s/>8.00 </text:p>
          </table:table-cell>
          <table:table-cell office:value-type="string" calcext:value-type="string">
            <text:p>kg</text:p>
          </table:table-cell>
          <table:table-cell table:number-columns-repeated="250"/>
        </table:table-row>
        <table:table-row table:style-name="ro6">
          <table:table-cell table:style-name="ce102" table:formula="of:=[.A3]+[.$F$4]" office:value-type="float" office:value="3.21739130434783" calcext:value-type="float">
            <text:p><text:s/>3.22 </text:p>
          </table:table-cell>
          <table:table-cell table:style-name="ce105" office:value-type="float" office:value="1427.9512068969" calcext:value-type="float">
            <text:p><text:s/>1,428 </text:p>
          </table:table-cell>
          <table:table-cell table:style-name="ce107" table:formula="of:=INT([.B4])" office:value-type="float" office:value="1427" calcext:value-type="float">
            <text:p><text:s/>1,427.0 </text:p>
          </table:table-cell>
          <table:table-cell table:style-name="ce107" table:formula="of:=[.A4]" office:value-type="float" office:value="3.21739130434783" calcext:value-type="float">
            <text:p><text:s/>3.2 </text:p>
          </table:table-cell>
          <table:table-cell table:style-name="ce109" office:value-type="string" calcext:value-type="string">
            <text:p>Interval:</text:p>
          </table:table-cell>
          <table:table-cell table:style-name="ce115" table:formula="of:=([.F3]-[.F2])/23" office:value-type="float" office:value="0.217391304347826" calcext:value-type="float">
            <text:p><text:s/>0.22 </text:p>
          </table:table-cell>
          <table:table-cell office:value-type="string" calcext:value-type="string">
            <text:p>kg</text:p>
          </table:table-cell>
          <table:table-cell table:number-columns-repeated="250"/>
        </table:table-row>
        <table:table-row table:style-name="ro6">
          <table:table-cell table:style-name="ce102" table:formula="of:=[.A4]+[.$F$4]" office:value-type="float" office:value="3.43478260869565" calcext:value-type="float">
            <text:p><text:s/>3.43 </text:p>
          </table:table-cell>
          <table:table-cell table:style-name="ce105" office:value-type="float" office:value="1491.67301524461" calcext:value-type="float">
            <text:p><text:s/>1,492 </text:p>
          </table:table-cell>
          <table:table-cell table:style-name="ce107" table:formula="of:=INT([.B5])" office:value-type="float" office:value="1491" calcext:value-type="float">
            <text:p><text:s/>1,491.0 </text:p>
          </table:table-cell>
          <table:table-cell table:style-name="ce107" table:formula="of:=[.A5]" office:value-type="float" office:value="3.43478260869565" calcext:value-type="float">
            <text:p><text:s/>3.4 </text:p>
          </table:table-cell>
          <table:table-cell table:style-name="ce110" office:value-type="string" calcext:value-type="string">
            <text:p>Best mass:</text:p>
          </table:table-cell>
          <table:table-cell table:style-name="ce116" table:formula="of:=VLOOKUP(MAX([.C3:.C26]);[.C3:.D26];2;FALSE())" office:value-type="float" office:value="5.39130434782609" calcext:value-type="float">
            <office:annotation draw:style-name="gr20" draw:text-style-name="P3" svg:width="2.3957in" svg:height="0.6835in" svg:x="3.8937in" svg:y="0.8323in" draw:caption-point-x="-0.2783in" draw:caption-point-y="-0.0465in">
              <dc:date>2020-09-22T00:00:00</dc:date>
              <text:p text:style-name="P2"><text:span text:style-name="T1">Best mass of the range. The accuracy of the result depends on the range you specify. If the range is smaller, the result will be more accurate.</text:span></text:p>
            </office:annotation>
            <text:p><text:s/>5.39 </text:p>
          </table:table-cell>
          <table:table-cell table:style-name="ce118" office:value-type="string" calcext:value-type="string">
            <text:p>kg</text:p>
          </table:table-cell>
          <table:table-cell table:number-columns-repeated="250"/>
        </table:table-row>
        <table:table-row table:style-name="ro6">
          <table:table-cell table:style-name="ce102" table:formula="of:=[.A5]+[.$F$4]" office:value-type="float" office:value="3.65217391304348" calcext:value-type="float">
            <text:p><text:s/>3.65 </text:p>
          </table:table-cell>
          <table:table-cell table:style-name="ce105" office:value-type="float" office:value="1548.50736178572" calcext:value-type="float">
            <text:p><text:s/>1,549 </text:p>
          </table:table-cell>
          <table:table-cell table:style-name="ce107" table:formula="of:=INT([.B6])" office:value-type="float" office:value="1548" calcext:value-type="float">
            <text:p><text:s/>1,548.0 </text:p>
          </table:table-cell>
          <table:table-cell table:style-name="ce107" table:formula="of:=[.A6]" office:value-type="float" office:value="3.65217391304348" calcext:value-type="float">
            <text:p><text:s/>3.7 </text:p>
          </table:table-cell>
          <table:table-cell table:style-name="ce111" office:value-type="string" calcext:value-type="string">
            <text:p>Maximum altitude:</text:p>
          </table:table-cell>
          <table:table-cell table:style-name="ce117" table:formula="of:=MAX([.B3:.B26])" office:value-type="float" office:value="1751.241084438" calcext:value-type="float">
            <text:p><text:s/>1,751 </text:p>
          </table:table-cell>
          <table:table-cell table:style-name="ce119" office:value-type="string" calcext:value-type="string">
            <text:p>m</text:p>
          </table:table-cell>
          <table:table-cell table:style-name="ce120"/>
          <table:table-cell table:number-columns-repeated="249"/>
        </table:table-row>
        <table:table-row table:style-name="ro6">
          <table:table-cell table:style-name="ce102" table:formula="of:=[.A6]+[.$F$4]" office:value-type="float" office:value="3.8695652173913" calcext:value-type="float">
            <text:p><text:s/>3.87 </text:p>
          </table:table-cell>
          <table:table-cell table:style-name="ce105" office:value-type="float" office:value="1598.24741760454" calcext:value-type="float">
            <text:p><text:s/>1,598 </text:p>
          </table:table-cell>
          <table:table-cell table:style-name="ce107" table:formula="of:=INT([.B7])" office:value-type="float" office:value="1598" calcext:value-type="float">
            <text:p><text:s/>1,598.0 </text:p>
          </table:table-cell>
          <table:table-cell table:style-name="ce107" table:formula="of:=[.A7]" office:value-type="float" office:value="3.8695652173913" calcext:value-type="float">
            <text:p><text:s/>3.9 </text:p>
          </table:table-cell>
          <table:table-cell table:style-name="ce112">
            <draw:frame draw:z-index="0" draw:name="Chart 1" draw:style-name="gr18" draw:text-style-name="P1" svg:width="6.4768in" svg:height="3.5579in" svg:x="0.0437in" svg:y="0.1008in">
              <draw:object draw:notify-on-update-of-ranges="'Best Mass'.B3:'Best Mass'.B26 'Best Mass'.A3:'Best Mass'.A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2"/>
        </table:table-row>
        <table:table-row table:style-name="ro6">
          <table:table-cell table:style-name="ce102" table:formula="of:=[.A7]+[.$F$4]" office:value-type="float" office:value="4.08695652173913" calcext:value-type="float">
            <text:p><text:s/>4.09 </text:p>
          </table:table-cell>
          <table:table-cell table:style-name="ce105" office:value-type="float" office:value="1640.78911191057" calcext:value-type="float">
            <text:p><text:s/>1,641 </text:p>
          </table:table-cell>
          <table:table-cell table:style-name="ce107" table:formula="of:=INT([.B8])" office:value-type="float" office:value="1640" calcext:value-type="float">
            <text:p><text:s/>1,640.0 </text:p>
          </table:table-cell>
          <table:table-cell table:style-name="ce107" table:formula="of:=[.A8]" office:value-type="float" office:value="4.08695652173913" calcext:value-type="float">
            <text:p><text:s/>4.1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8]+[.$F$4]" office:value-type="float" office:value="4.30434782608696" calcext:value-type="float">
            <text:p><text:s/>4.30 </text:p>
          </table:table-cell>
          <table:table-cell table:style-name="ce105" office:value-type="float" office:value="1676.13114458531" calcext:value-type="float">
            <text:p><text:s/>1,676 </text:p>
          </table:table-cell>
          <table:table-cell table:style-name="ce107" table:formula="of:=INT([.B9])" office:value-type="float" office:value="1676" calcext:value-type="float">
            <text:p><text:s/>1,676.0 </text:p>
          </table:table-cell>
          <table:table-cell table:style-name="ce107" table:formula="of:=[.A9]" office:value-type="float" office:value="4.30434782608696" calcext:value-type="float">
            <text:p><text:s/>4.3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9]+[.$F$4]" office:value-type="float" office:value="4.52173913043478" calcext:value-type="float">
            <text:p><text:s/>4.52 </text:p>
          </table:table-cell>
          <table:table-cell table:style-name="ce105" office:value-type="float" office:value="1704.37110886877" calcext:value-type="float">
            <text:p><text:s/>1,704 </text:p>
          </table:table-cell>
          <table:table-cell table:style-name="ce107" table:formula="of:=INT([.B10])" office:value-type="float" office:value="1704" calcext:value-type="float">
            <text:p><text:s/>1,704.0 </text:p>
          </table:table-cell>
          <table:table-cell table:style-name="ce107" table:formula="of:=[.A10]" office:value-type="float" office:value="4.52173913043478" calcext:value-type="float">
            <text:p><text:s/>4.5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0]+[.$F$4]" office:value-type="float" office:value="4.73913043478261" calcext:value-type="float">
            <text:p><text:s/>4.74 </text:p>
          </table:table-cell>
          <table:table-cell table:style-name="ce105" office:value-type="float" office:value="1725.69817001946" calcext:value-type="float">
            <text:p><text:s/>1,726 </text:p>
          </table:table-cell>
          <table:table-cell table:style-name="ce107" table:formula="of:=INT([.B11])" office:value-type="float" office:value="1725" calcext:value-type="float">
            <text:p><text:s/>1,725.0 </text:p>
          </table:table-cell>
          <table:table-cell table:style-name="ce107" table:formula="of:=[.A11]" office:value-type="float" office:value="4.73913043478261" calcext:value-type="float">
            <text:p><text:s/>4.7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1]+[.$F$4]" office:value-type="float" office:value="4.95652173913044" calcext:value-type="float">
            <text:p><text:s/>4.96 </text:p>
          </table:table-cell>
          <table:table-cell table:style-name="ce105" office:value-type="float" office:value="1740.38294101347" calcext:value-type="float">
            <text:p><text:s/>1,740 </text:p>
          </table:table-cell>
          <table:table-cell table:style-name="ce107" table:formula="of:=INT([.B12])" office:value-type="float" office:value="1740" calcext:value-type="float">
            <text:p><text:s/>1,740.0 </text:p>
          </table:table-cell>
          <table:table-cell table:style-name="ce107" table:formula="of:=[.A12]" office:value-type="float" office:value="4.95652173913044" calcext:value-type="float">
            <text:p><text:s/>5.0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2]+[.$F$4]" office:value-type="float" office:value="5.17391304347826" calcext:value-type="float">
            <text:p><text:s/>5.17 </text:p>
          </table:table-cell>
          <table:table-cell table:style-name="ce105" office:value-type="float" office:value="1748.76531819613" calcext:value-type="float">
            <text:p><text:s/>1,749 </text:p>
          </table:table-cell>
          <table:table-cell table:style-name="ce107" table:formula="of:=INT([.B13])" office:value-type="float" office:value="1748" calcext:value-type="float">
            <text:p><text:s/>1,748.0 </text:p>
          </table:table-cell>
          <table:table-cell table:style-name="ce107" table:formula="of:=[.A13]" office:value-type="float" office:value="5.17391304347826" calcext:value-type="float">
            <text:p><text:s/>5.2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3]+[.$F$4]" office:value-type="float" office:value="5.39130434782609" calcext:value-type="float">
            <text:p><text:s/>5.39 </text:p>
          </table:table-cell>
          <table:table-cell table:style-name="ce105" office:value-type="float" office:value="1751.241084438" calcext:value-type="float">
            <text:p><text:s/>1,751 </text:p>
          </table:table-cell>
          <table:table-cell table:style-name="ce107" table:formula="of:=INT([.B14])" office:value-type="float" office:value="1751" calcext:value-type="float">
            <text:p><text:s/>1,751.0 </text:p>
          </table:table-cell>
          <table:table-cell table:style-name="ce107" table:formula="of:=[.A14]" office:value-type="float" office:value="5.39130434782609" calcext:value-type="float">
            <text:p><text:s/>5.4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4]+[.$F$4]" office:value-type="float" office:value="5.60869565217391" calcext:value-type="float">
            <text:p><text:s/>5.61 </text:p>
          </table:table-cell>
          <table:table-cell table:style-name="ce105" office:value-type="float" office:value="1748.24806094226" calcext:value-type="float">
            <text:p><text:s/>1,748 </text:p>
          </table:table-cell>
          <table:table-cell table:style-name="ce107" table:formula="of:=INT([.B15])" office:value-type="float" office:value="1748" calcext:value-type="float">
            <text:p><text:s/>1,748.0 </text:p>
          </table:table-cell>
          <table:table-cell table:style-name="ce107" table:formula="of:=[.A15]" office:value-type="float" office:value="5.60869565217391" calcext:value-type="float">
            <text:p><text:s/>5.6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5]+[.$F$4]" office:value-type="float" office:value="5.82608695652174" calcext:value-type="float">
            <text:p><text:s/>5.83 </text:p>
          </table:table-cell>
          <table:table-cell table:style-name="ce105" office:value-type="float" office:value="1740.25250508919" calcext:value-type="float">
            <text:p><text:s/>1,740 </text:p>
          </table:table-cell>
          <table:table-cell table:style-name="ce107" table:formula="of:=INT([.B16])" office:value-type="float" office:value="1740" calcext:value-type="float">
            <text:p><text:s/>1,740.0 </text:p>
          </table:table-cell>
          <table:table-cell table:style-name="ce107" table:formula="of:=[.A16]" office:value-type="float" office:value="5.82608695652174" calcext:value-type="float">
            <text:p><text:s/>5.8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6]+[.$F$4]" office:value-type="float" office:value="6.04347826086957" calcext:value-type="float">
            <text:p><text:s/>6.04 </text:p>
          </table:table-cell>
          <table:table-cell table:style-name="ce105" office:value-type="float" office:value="1727.73632850824" calcext:value-type="float">
            <text:p><text:s/>1,728 </text:p>
          </table:table-cell>
          <table:table-cell table:style-name="ce107" table:formula="of:=INT([.B17])" office:value-type="float" office:value="1727" calcext:value-type="float">
            <text:p><text:s/>1,727.0 </text:p>
          </table:table-cell>
          <table:table-cell table:style-name="ce107" table:formula="of:=[.A17]" office:value-type="float" office:value="6.04347826086957" calcext:value-type="float">
            <text:p><text:s/>6.0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7]+[.$F$4]" office:value-type="float" office:value="6.26086956521739" calcext:value-type="float">
            <text:p><text:s/>6.26 </text:p>
          </table:table-cell>
          <table:table-cell table:style-name="ce105" office:value-type="float" office:value="1711.18556581468" calcext:value-type="float">
            <text:p><text:s/>1,711 </text:p>
          </table:table-cell>
          <table:table-cell table:style-name="ce107" table:formula="of:=INT([.B18])" office:value-type="float" office:value="1711" calcext:value-type="float">
            <text:p><text:s/>1,711.0 </text:p>
          </table:table-cell>
          <table:table-cell table:style-name="ce107" table:formula="of:=[.A18]" office:value-type="float" office:value="6.26086956521739" calcext:value-type="float">
            <text:p><text:s/>6.3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8]+[.$F$4]" office:value-type="float" office:value="6.47826086956522" calcext:value-type="float">
            <text:p><text:s/>6.48 </text:p>
          </table:table-cell>
          <table:table-cell table:style-name="ce105" office:value-type="float" office:value="1691.08037726287" calcext:value-type="float">
            <text:p><text:s/>1,691 </text:p>
          </table:table-cell>
          <table:table-cell table:style-name="ce107" table:formula="of:=INT([.B19])" office:value-type="float" office:value="1691" calcext:value-type="float">
            <text:p><text:s/>1,691.0 </text:p>
          </table:table-cell>
          <table:table-cell table:style-name="ce107" table:formula="of:=[.A19]" office:value-type="float" office:value="6.47826086956522" calcext:value-type="float">
            <text:p><text:s/>6.5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19]+[.$F$4]" office:value-type="float" office:value="6.69565217391305" calcext:value-type="float">
            <text:p><text:s/>6.70 </text:p>
          </table:table-cell>
          <table:table-cell table:style-name="ce105" office:value-type="float" office:value="1667.88673155015" calcext:value-type="float">
            <text:p><text:s/>1,668 </text:p>
          </table:table-cell>
          <table:table-cell table:style-name="ce107" table:formula="of:=INT([.B20])" office:value-type="float" office:value="1667" calcext:value-type="float">
            <text:p><text:s/>1,667.0 </text:p>
          </table:table-cell>
          <table:table-cell table:style-name="ce107" table:formula="of:=[.A20]" office:value-type="float" office:value="6.69565217391305" calcext:value-type="float">
            <text:p><text:s/>6.7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20]+[.$F$4]" office:value-type="float" office:value="6.91304347826087" calcext:value-type="float">
            <text:p><text:s/>6.91 </text:p>
          </table:table-cell>
          <table:table-cell table:style-name="ce105" office:value-type="float" office:value="1642.04979742523" calcext:value-type="float">
            <text:p><text:s/>1,642 </text:p>
          </table:table-cell>
          <table:table-cell table:style-name="ce107" table:formula="of:=INT([.B21])" office:value-type="float" office:value="1642" calcext:value-type="float">
            <text:p><text:s/>1,642.0 </text:p>
          </table:table-cell>
          <table:table-cell table:style-name="ce107" table:formula="of:=[.A21]" office:value-type="float" office:value="6.91304347826087" calcext:value-type="float">
            <text:p><text:s/>6.9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21]+[.$F$4]" office:value-type="float" office:value="7.1304347826087" calcext:value-type="float">
            <text:p><text:s/>7.13 </text:p>
          </table:table-cell>
          <table:table-cell table:style-name="ce105" office:value-type="float" office:value="1613.98897959194" calcext:value-type="float">
            <text:p><text:s/>1,614 </text:p>
          </table:table-cell>
          <table:table-cell table:style-name="ce107" table:formula="of:=INT([.B22])" office:value-type="float" office:value="1613" calcext:value-type="float">
            <text:p><text:s/>1,613.0 </text:p>
          </table:table-cell>
          <table:table-cell table:style-name="ce107" table:formula="of:=[.A22]" office:value-type="float" office:value="7.1304347826087" calcext:value-type="float">
            <text:p><text:s/>7.1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22]+[.$F$4]" office:value-type="float" office:value="7.34782608695652" calcext:value-type="float">
            <text:p><text:s/>7.35 </text:p>
          </table:table-cell>
          <table:table-cell table:style-name="ce105" office:value-type="float" office:value="1584.09446695223" calcext:value-type="float">
            <text:p><text:s/>1,584 </text:p>
          </table:table-cell>
          <table:table-cell table:style-name="ce107" table:formula="of:=INT([.B23])" office:value-type="float" office:value="1584" calcext:value-type="float">
            <text:p><text:s/>1,584.0 </text:p>
          </table:table-cell>
          <table:table-cell table:style-name="ce107" table:formula="of:=[.A23]" office:value-type="float" office:value="7.34782608695652" calcext:value-type="float">
            <text:p><text:s/>7.3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23]+[.$F$4]" office:value-type="float" office:value="7.56521739130435" calcext:value-type="float">
            <text:p><text:s/>7.57 </text:p>
          </table:table-cell>
          <table:table-cell table:style-name="ce105" office:value-type="float" office:value="1552.7251180385" calcext:value-type="float">
            <text:p><text:s/>1,553 </text:p>
          </table:table-cell>
          <table:table-cell table:style-name="ce107" table:formula="of:=INT([.B24])" office:value-type="float" office:value="1552" calcext:value-type="float">
            <text:p><text:s/>1,552.0 </text:p>
          </table:table-cell>
          <table:table-cell table:style-name="ce107" table:formula="of:=[.A24]" office:value-type="float" office:value="7.56521739130435" calcext:value-type="float">
            <text:p><text:s/>7.6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24]+[.$F$4]" office:value-type="float" office:value="7.78260869565218" calcext:value-type="float">
            <text:p><text:s/>7.78 </text:p>
          </table:table-cell>
          <table:table-cell table:style-name="ce105" office:value-type="float" office:value="1520.20748630284" calcext:value-type="float">
            <text:p><text:s/>1,520 </text:p>
          </table:table-cell>
          <table:table-cell table:style-name="ce107" table:formula="of:=INT([.B25])" office:value-type="float" office:value="1520" calcext:value-type="float">
            <text:p><text:s/>1,520.0 </text:p>
          </table:table-cell>
          <table:table-cell table:style-name="ce107" table:formula="of:=[.A25]" office:value-type="float" office:value="7.78260869565218" calcext:value-type="float">
            <text:p><text:s/>7.8 </text:p>
          </table:table-cell>
          <table:table-cell table:style-name="ce112"/>
          <table:table-cell table:number-columns-repeated="252"/>
        </table:table-row>
        <table:table-row table:style-name="ro6">
          <table:table-cell table:style-name="ce102" table:formula="of:=[.A25]+[.$F$4]" office:value-type="float" office:value="8" calcext:value-type="float">
            <text:p><text:s/>8.00 </text:p>
          </table:table-cell>
          <table:table-cell table:style-name="ce105" office:value-type="float" office:value="1486.8357826262" calcext:value-type="float">
            <text:p><text:s/>1,487 </text:p>
          </table:table-cell>
          <table:table-cell table:style-name="ce107" table:formula="of:=INT([.B26])" office:value-type="float" office:value="1486" calcext:value-type="float">
            <text:p><text:s/>1,486.0 </text:p>
          </table:table-cell>
          <table:table-cell table:style-name="ce107" table:formula="of:=[.A26]" office:value-type="float" office:value="8" calcext:value-type="float">
            <text:p><text:s/>8.0 </text:p>
          </table:table-cell>
          <table:table-cell table:style-name="ce112"/>
          <table:table-cell table:number-columns-repeated="252"/>
        </table:table-row>
        <table:table-row table:style-name="ro4">
          <table:table-cell table:number-columns-repeated="257"/>
        </table:table-row>
        <table:table-row table:style-name="ro3">
          <table:table-cell table:number-columns-repeated="4"/>
          <table:table-cell table:style-name="ce113" office:value-type="string" calcext:value-type="string">
            <text:p>This worksheet uses the rocket configuration defined in the <text:span text:style-name="T54">Metric</text:span><text:span text:style-name="T55"> worksheet</text:span></text:p>
          </table:table-cell>
          <table:table-cell table:number-columns-repeated="252"/>
        </table:table-row>
        <table:table-row table:style-name="ro4" table:number-rows-repeated="1048547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expression table:name="a" table:base-cell-address="$Intro.$A$1" table:expression="['file:///C:/DOCUME~1/RICHAR~1/LOCALS~1/TEMP/EzAlt%20(best%20mass)%20(ver%2031'#$'.0).xls].0).xls].0).xls].0).xls].0).xls'.$F$18]"/>
          <table:named-range table:name="ae" table:base-cell-address="$Intro.$A$1" table:cell-range-address="#REF!"/>
          <table:named-expression table:name="Cd" table:base-cell-address="$Intro.$A$1" table:expression="['file:///C:/DOCUME~1/RICHAR~1/LOCALS~1/TEMP/EzAlt%20(best%20mass)%20(ver%2031'#$'.0).xls].0).xls].0).xls].0).xls].0).xls'.$F$12]"/>
          <table:named-range table:name="cde" table:base-cell-address="$Intro.$A$1" table:cell-range-address="#REF!"/>
          <table:named-range table:name="classtab" table:base-cell-address="$Intro.$A$1" table:cell-range-address="#REF!"/>
          <table:named-expression table:name="Dia" table:base-cell-address="$Intro.$A$1" table:expression="['file:///C:/DOCUME~1/RICHAR~1/LOCALS~1/TEMP/EzAlt%20(best%20mass)%20(ver%2031'#$'.0).xls].0).xls].0).xls].0).xls].0).xls'.$F$11]"/>
          <table:named-range table:name="diae" table:base-cell-address="$Intro.$A$1" table:cell-range-address="#REF!"/>
          <table:named-expression table:name="f" table:base-cell-address="$Intro.$A$1" table:expression="['file:///C:/DOCUME~1/RICHAR~1/LOCALS~1/TEMP/EzAlt%20(best%20mass)%20(ver%2031'#$'.0).xls].0).xls].0).xls].0).xls].0).xls'.$F$7]"/>
          <table:named-expression table:name="fact" table:base-cell-address="$Intro.$A$1" table:expression="['file:///C:/DOCUME~1/RICHAR~1/LOCALS~1/TEMP/EzAlt%20(best%20mass)%20(ver%2031'#$'.0).xls].0).xls].0).xls].0).xls].0).xls'.$F$27]"/>
          <table:named-expression table:name="fact1" table:base-cell-address="$Intro.$A$1" table:expression="['file:///C:/DOCUME~1/RICHAR~1/LOCALS~1/TEMP/EzAlt%20(best%20mass)%20(ver%2031'#$'.0).xls].0).xls].0).xls].0).xls].0).xls'.$F$27]"/>
          <table:named-range table:name="fact1e" table:base-cell-address="$Intro.$A$1" table:cell-range-address="#REF!"/>
          <table:named-expression table:name="fact2" table:base-cell-address="$Intro.$A$1" table:expression="['file:///C:/DOCUME~1/RICHAR~1/LOCALS~1/TEMP/EzAlt%20(best%20mass)%20(ver%2031'#$'.0).xls].0).xls].0).xls].0).xls].0).xls'.$F$28]"/>
          <table:named-range table:name="fact2e" table:base-cell-address="$Intro.$A$1" table:cell-range-address="#REF!"/>
          <table:named-expression table:name="fact3" table:base-cell-address="$Intro.$A$1" table:expression="['file:///C:/DOCUME~1/RICHAR~1/LOCALS~1/TEMP/EzAlt%20(best%20mass)%20(ver%2031'#$'.0).xls].0).xls].0).xls].0).xls].0).xls'.$F$29]"/>
          <table:named-range table:name="fact3e" table:base-cell-address="$Intro.$A$1" table:cell-range-address="#REF!"/>
          <table:named-expression table:name="fact4" table:base-cell-address="$Intro.$A$1" table:expression="['file:///C:/DOCUME~1/RICHAR~1/LOCALS~1/TEMP/EzAlt%20(best%20mass)%20(ver%2031'#$'.0).xls].0).xls].0).xls].0).xls].0).xls'.$F$30]"/>
          <table:named-range table:name="fact4e" table:base-cell-address="$Intro.$A$1" table:cell-range-address="#REF!"/>
          <table:named-range table:name="fe" table:base-cell-address="$Intro.$A$1" table:cell-range-address="#REF!"/>
          <table:named-expression table:name="it" table:base-cell-address="$Intro.$A$1" table:expression="['file:///C:/DOCUME~1/RICHAR~1/LOCALS~1/TEMP/EzAlt%20(best%20mass)%20(ver%2031'#$'.0).xls].0).xls].0).xls].0).xls].0).xls'.$F$8]"/>
          <table:named-range table:name="ite" table:base-cell-address="$Intro.$A$1" table:cell-range-address="#REF!"/>
          <table:named-expression table:name="iterm" table:base-cell-address="$Intro.$A$1" table:expression="['file:///C:/DOCUME~1/RICHAR~1/LOCALS~1/TEMP/EzAlt%20(best%20mass)%20(ver%2031'#$'.0).xls].0).xls].0).xls].0).xls].0).xls'.$F$26]"/>
          <table:named-range table:name="iterme" table:base-cell-address="$Intro.$A$1" table:cell-range-address="#REF!"/>
          <table:named-expression table:name="mp" table:base-cell-address="$Intro.$A$1" table:expression="['file:///C:/DOCUME~1/RICHAR~1/LOCALS~1/TEMP/EzAlt%20(best%20mass)%20(ver%2031'#$'.0).xls].0).xls].0).xls].0).xls].0).xls'.$F$9]"/>
          <table:named-range table:name="mpe" table:base-cell-address="$Intro.$A$1" table:cell-range-address="#REF!"/>
          <table:named-expression table:name="mr" table:base-cell-address="$Intro.$A$1" table:expression="['file:///C:/DOCUME~1/RICHAR~1/LOCALS~1/TEMP/EzAlt%20(best%20mass)%20(ver%2031'#$'.0).xls].0).xls].0).xls].0).xls].0).xls'.$F$10]"/>
          <table:named-expression table:name="mra" table:base-cell-address="$Intro.$A$1" table:expression="['file:///C:/DOCUME~1/RICHAR~1/LOCALS~1/TEMP/EzAlt%20(best%20mass)%20(ver%2031'#$'.0).xls].0).xls].0).xls].0).xls].0).xls'.$F$16]"/>
          <table:named-range table:name="mrae" table:base-cell-address="$Intro.$A$1" table:cell-range-address="#REF!"/>
          <table:named-range table:name="mre" table:base-cell-address="$Intro.$A$1" table:cell-range-address="#REF!"/>
          <table:named-expression table:name="t" table:base-cell-address="$Intro.$A$1" table:expression="['file:///C:/DOCUME~1/RICHAR~1/LOCALS~1/TEMP/EzAlt%20(best%20mass)%20(ver%2031'#$'.0).xls].0).xls].0).xls].0).xls].0).xls'.$F$14]"/>
          <table:named-range table:name="te" table:base-cell-address="$Intro.$A$1" table:cell-range-address="#REF!"/>
          <table:named-expression table:name="vmax" table:base-cell-address="$Intro.$A$1" table:expression="['file:///C:/DOCUME~1/RICHAR~1/LOCALS~1/TEMP/EzAlt%20(best%20mass)%20(ver%2031'#$'.0).xls].0).xls].0).xls].0).xls].0).xls'.$F$23]"/>
          <table:named-range table:name="vmaxe" table:base-cell-address="$Intro.$A$1" table:cell-range-address="#REF!"/>
          <table:named-expression table:name="zed1" table:base-cell-address="$Intro.$A$1" table:expression="['file:///C:/DOCUME~1/RICHAR~1/LOCALS~1/TEMP/EzAlt%20(best%20mass)%20(ver%2031'#$'.0).xls].0).xls].0).xls].0).xls].0).xls'.$F$24]"/>
          <table:named-range table:name="zed1e" table:base-cell-address="$Intro.$A$1" table:cell-range-address="#REF!"/>
        </table:named-expressions>
      </table:table>
      <table:table table:name="Class" table:style-name="ta5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number-columns-repeated="5" table:default-cell-style-name="Default"/>
        <table:table-column table:style-name="co12" table:default-cell-style-name="ce2"/>
        <table:table-column table:style-name="co2" table:number-columns-repeated="58" table:default-cell-style-name="Default"/>
        <table:table-row table:style-name="ro4" table:number-rows-repeated="5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8">
          <table:table-cell/>
          <table:table-cell table:style-name="ce123" office:value-type="string" calcext:value-type="string" table:number-columns-spanned="5" table:number-rows-spanned="1">
            <text:p>Rocket Motor Classification System</text:p>
          </table:table-cell>
          <table:covered-table-cell table:number-columns-repeated="3" table:style-name="ce131"/>
          <table:covered-table-cell table:style-name="ce150"/>
          <table:table-cell table:number-columns-repeated="58"/>
        </table:table-row>
        <table:table-row table:style-name="ro7">
          <table:table-cell/>
          <table:table-cell table:style-name="ce124" office:value-type="string" calcext:value-type="string">
            <text:p>Class</text:p>
          </table:table-cell>
          <table:table-cell table:style-name="ce132" office:value-type="string" calcext:value-type="string" table:number-columns-spanned="3" table:number-rows-spanned="1">
            <text:p>Total Impulse</text:p>
          </table:table-cell>
          <table:covered-table-cell table:style-name="ce139"/>
          <table:covered-table-cell table:style-name="ce144"/>
          <table:table-cell table:style-name="ce151"/>
          <table:table-cell table:number-columns-repeated="58"/>
        </table:table-row>
        <table:table-row table:style-name="ro9">
          <table:table-cell/>
          <table:table-cell table:style-name="ce125"/>
          <table:table-cell table:style-name="ce133" office:value-type="string" calcext:value-type="string" table:number-columns-spanned="3" table:number-rows-spanned="1">
            <text:p>(Newton-seconds)</text:p>
          </table:table-cell>
          <table:covered-table-cell table:style-name="ce140"/>
          <table:covered-table-cell table:style-name="ce145"/>
          <table:table-cell table:style-name="ce151"/>
          <table:table-cell table:number-columns-repeated="58"/>
        </table:table-row>
        <table:table-row table:style-name="ro9">
          <table:table-cell/>
          <table:table-cell table:style-name="ce126" office:value-type="string" calcext:value-type="string">
            <text:p>A</text:p>
          </table:table-cell>
          <table:table-cell table:style-name="ce134" office:value-type="float" office:value="1.3" calcext:value-type="float">
            <text:p>1.3</text:p>
          </table:table-cell>
          <table:table-cell table:style-name="ce139"/>
          <table:table-cell table:style-name="ce146" office:value-type="float" office:value="2.5" calcext:value-type="float">
            <text:p>2.5</text:p>
          </table:table-cell>
          <table:table-cell table:style-name="ce151"/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B</text:p>
          </table:table-cell>
          <table:table-cell table:style-name="ce135" office:value-type="float" office:value="2.5" calcext:value-type="float">
            <text:p>2.5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5" calcext:value-type="float">
            <text:p>5</text:p>
          </table:table-cell>
          <table:table-cell table:style-name="ce152" office:value-type="string" calcext:value-type="string">
            <text:p>B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C</text:p>
          </table:table-cell>
          <table:table-cell table:style-name="ce136" office:value-type="float" office:value="5.1" calcext:value-type="float">
            <text:p>5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10" calcext:value-type="float">
            <text:p>10</text:p>
          </table:table-cell>
          <table:table-cell table:style-name="ce152" office:value-type="string" calcext:value-type="string">
            <text:p>C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D</text:p>
          </table:table-cell>
          <table:table-cell table:style-name="ce136" office:value-type="float" office:value="10.1" calcext:value-type="float">
            <text:p>1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20" calcext:value-type="float">
            <text:p>20</text:p>
          </table:table-cell>
          <table:table-cell table:style-name="ce152" office:value-type="string" calcext:value-type="string">
            <text:p>D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E</text:p>
          </table:table-cell>
          <table:table-cell table:style-name="ce136" office:value-type="float" office:value="20.1" calcext:value-type="float">
            <text:p>2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40" calcext:value-type="float">
            <text:p>40</text:p>
          </table:table-cell>
          <table:table-cell table:style-name="ce152" office:value-type="string" calcext:value-type="string">
            <text:p>E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F</text:p>
          </table:table-cell>
          <table:table-cell table:style-name="ce136" office:value-type="float" office:value="40.1" calcext:value-type="float">
            <text:p>4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80" calcext:value-type="float">
            <text:p>80</text:p>
          </table:table-cell>
          <table:table-cell table:style-name="ce152" office:value-type="string" calcext:value-type="string">
            <text:p>F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G</text:p>
          </table:table-cell>
          <table:table-cell table:style-name="ce136" office:value-type="float" office:value="80.1" calcext:value-type="float">
            <text:p>8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160" calcext:value-type="float">
            <text:p>160</text:p>
          </table:table-cell>
          <table:table-cell table:style-name="ce152" office:value-type="string" calcext:value-type="string">
            <text:p>G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H</text:p>
          </table:table-cell>
          <table:table-cell table:style-name="ce136" office:value-type="float" office:value="160.1" calcext:value-type="float">
            <text:p>16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320" calcext:value-type="float">
            <text:p>320</text:p>
          </table:table-cell>
          <table:table-cell table:style-name="ce152" office:value-type="string" calcext:value-type="string">
            <text:p>H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I</text:p>
          </table:table-cell>
          <table:table-cell table:style-name="ce136" office:value-type="float" office:value="320.1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640" calcext:value-type="float">
            <text:p>640</text:p>
          </table:table-cell>
          <table:table-cell table:style-name="ce152" office:value-type="string" calcext:value-type="string">
            <text:p>I</text:p>
          </table:table-cell>
          <table:table-cell table:number-columns-repeated="58"/>
        </table:table-row>
        <table:table-row table:style-name="ro7">
          <table:table-cell/>
          <table:table-cell table:style-name="ce127" office:value-type="string" calcext:value-type="string">
            <text:p>J</text:p>
          </table:table-cell>
          <table:table-cell table:style-name="ce136" office:value-type="float" office:value="640.1" calcext:value-type="float">
            <text:p>640</text:p>
          </table:table-cell>
          <table:table-cell table:style-name="ce141" office:value-type="string" calcext:value-type="string">
            <text:p>-</text:p>
          </table:table-cell>
          <table:table-cell table:style-name="ce147" office:value-type="float" office:value="1280" calcext:value-type="float">
            <text:p>1280</text:p>
          </table:table-cell>
          <table:table-cell table:style-name="ce152" office:value-type="string" calcext:value-type="string">
            <text:p>J</text:p>
          </table:table-cell>
          <table:table-cell table:number-columns-repeated="58"/>
        </table:table-row>
        <table:table-row table:style-name="ro9">
          <table:table-cell/>
          <table:table-cell table:style-name="ce128" office:value-type="string" calcext:value-type="string">
            <text:p>K</text:p>
          </table:table-cell>
          <table:table-cell table:style-name="ce137" office:value-type="float" office:value="1280.1" calcext:value-type="float">
            <text:p>1280</text:p>
          </table:table-cell>
          <table:table-cell table:style-name="ce142" office:value-type="string" calcext:value-type="string">
            <text:p>-</text:p>
          </table:table-cell>
          <table:table-cell table:style-name="ce148" office:value-type="float" office:value="2560" calcext:value-type="float">
            <text:p>2560</text:p>
          </table:table-cell>
          <table:table-cell table:style-name="ce153" office:value-type="string" calcext:value-type="string">
            <text:p>K</text:p>
          </table:table-cell>
          <table:table-cell table:number-columns-repeated="58"/>
        </table:table-row>
        <table:table-row table:style-name="ro9">
          <table:table-cell table:style-name="ce103"/>
          <table:table-cell table:style-name="ce129"/>
          <table:table-cell table:style-name="ce138"/>
          <table:table-cell table:style-name="ce143"/>
          <table:table-cell table:style-name="ce149"/>
          <table:table-cell table:style-name="ce154"/>
          <table:table-cell table:style-name="ce103"/>
          <table:table-cell table:number-columns-repeated="57"/>
        </table:table-row>
        <table:table-row table:style-name="ro7" table:number-rows-repeated="4">
          <table:table-cell table:style-name="ce103"/>
          <table:table-cell table:style-name="ce129"/>
          <table:table-cell table:style-name="ce138"/>
          <table:table-cell table:style-name="ce143"/>
          <table:table-cell table:style-name="ce149"/>
          <table:table-cell table:style-name="ce154"/>
          <table:table-cell table:style-name="ce103"/>
          <table:table-cell table:number-columns-repeated="57"/>
        </table:table-row>
        <table:table-row table:style-name="ro4">
          <table:table-cell/>
          <table:table-cell table:style-name="ce130" table:number-columns-repeated="4"/>
          <table:table-cell table:number-columns-repeated="59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visions" table:style-name="ta6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59" table:default-cell-style-name="Default"/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table:style-name="ce155"/>
          <table:table-cell table:style-name="ce162" office:value-type="string" calcext:value-type="string">
            <text:p>Record of Revisions</text:p>
          </table:table-cell>
          <table:table-cell table:style-name="ce28" table:number-columns-repeated="5"/>
          <table:table-cell table:style-name="ce29"/>
          <table:table-cell table:number-columns-repeated="55"/>
        </table:table-row>
        <table:table-row table:style-name="ro4">
          <table:table-cell/>
          <table:table-cell table:style-name="ce156"/>
          <table:table-cell table:style-name="ce17" table:number-columns-repeated="6"/>
          <table:table-cell table:style-name="ce30"/>
          <table:table-cell table:number-columns-repeated="55"/>
        </table:table-row>
        <table:table-row table:style-name="ro4">
          <table:table-cell/>
          <table:table-cell table:style-name="ce157" office:value-type="string" calcext:value-type="string">
            <text:p>Version</text:p>
          </table:table-cell>
          <table:table-cell table:style-name="ce163" office:value-type="string" calcext:value-type="string">
            <text:p>Date</text:p>
          </table:table-cell>
          <table:table-cell table:style-name="ce170" office:value-type="string" calcext:value-type="string">
            <text:p>Worksheet</text:p>
          </table:table-cell>
          <table:table-cell table:style-name="ce163" office:value-type="string" calcext:value-type="string">
            <text:p>Changes</text:p>
          </table:table-cell>
          <table:table-cell table:style-name="ce163"/>
          <table:table-cell table:style-name="ce16" table:number-columns-repeated="2"/>
          <table:table-cell table:style-name="ce31"/>
          <table:table-cell table:number-columns-repeated="55"/>
        </table:table-row>
        <table:table-row table:style-name="ro4">
          <table:table-cell/>
          <table:table-cell table:style-name="ce158" office:value-type="float" office:value="1" calcext:value-type="float">
            <text:p>1.00</text:p>
          </table:table-cell>
          <table:table-cell table:style-name="ce164" office:value-type="date" office:date-value="2002-12-20" calcext:value-type="date">
            <text:p>Dec-02</text:p>
          </table:table-cell>
          <table:table-cell table:style-name="ce171" office:value-type="string" calcext:value-type="string">
            <text:p>All</text:p>
          </table:table-cell>
          <table:table-cell table:style-name="ce175" office:value-type="string" calcext:value-type="string">
            <text:p>Initial release</text:p>
          </table:table-cell>
          <table:table-cell table:style-name="ce175" table:number-columns-repeated="3"/>
          <table:table-cell table:style-name="ce178"/>
          <table:table-cell table:number-columns-repeated="55"/>
        </table:table-row>
        <table:table-row table:style-name="ro4">
          <table:table-cell/>
          <table:table-cell table:style-name="ce159" office:value-type="float" office:value="1.1" calcext:value-type="float">
            <text:p>1.1</text:p>
          </table:table-cell>
          <table:table-cell table:style-name="ce164" office:value-type="date" office:date-value="2005-10-01" calcext:value-type="date">
            <text:p>Oct-05</text:p>
          </table:table-cell>
          <table:table-cell table:style-name="ce171" office:value-type="string" calcext:value-type="string">
            <text:p>Intro, Best Mass</text:p>
          </table:table-cell>
          <table:table-cell table:style-name="ce175" office:value-type="string" calcext:value-type="string">
            <text:p>Introduction revised; Best Mass worksheet added.</text:p>
          </table:table-cell>
          <table:table-cell table:style-name="ce175" table:number-columns-repeated="3"/>
          <table:table-cell table:style-name="ce178"/>
          <table:table-cell table:number-columns-repeated="55"/>
        </table:table-row>
        <table:table-row table:style-name="ro4">
          <table:table-cell/>
          <table:table-cell table:style-name="ce160" office:value-type="float" office:value="1.2" calcext:value-type="float">
            <text:p>1.2</text:p>
          </table:table-cell>
          <table:table-cell table:style-name="ce165" office:value-type="date" office:date-value="2007-02-01" calcext:value-type="date">
            <text:p>Feb-07</text:p>
          </table:table-cell>
          <table:table-cell table:style-name="ce172" office:value-type="string" calcext:value-type="string">
            <text:p>Intro</text:p>
          </table:table-cell>
          <table:table-cell table:style-name="ce176" office:value-type="string" calcext:value-type="string">
            <text:p>Introduction revised for clarity; applicable range expanded; title changed.</text:p>
          </table:table-cell>
          <table:table-cell table:style-name="ce28" table:number-columns-repeated="3"/>
          <table:table-cell table:style-name="ce29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English</text:p>
          </table:table-cell>
          <table:table-cell table:style-name="ce17" office:value-type="string" calcext:value-type="string">
            <text:p>Title changed; text changed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English</text:p>
          </table:table-cell>
          <table:table-cell table:style-name="ce103" office:value-type="string" calcext:value-type="string">
            <text:p>Version &amp; date updated.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English</text:p>
          </table:table-cell>
          <table:table-cell table:style-name="ce17" office:value-type="string" calcext:value-type="string">
            <text:p>Fixed error in "valid range" warning message.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English</text:p>
          </table:table-cell>
          <table:table-cell table:style-name="ce103" office:value-type="string" calcext:value-type="string">
            <text:p>Minor alteration in calculation routine for <text:span text:style-name="T11">N</text:span><text:span text:style-name="T12">.</text:span>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Metric</text:p>
          </table:table-cell>
          <table:table-cell table:style-name="ce17" office:value-type="string" calcext:value-type="string">
            <text:p>Title changed; text changed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Metric</text:p>
          </table:table-cell>
          <table:table-cell table:style-name="ce103" office:value-type="string" calcext:value-type="string">
            <text:p>Version &amp; date updated.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6"/>
          <table:table-cell table:style-name="ce166" office:value-type="string" calcext:value-type="string">
            <text:p>Metric</text:p>
          </table:table-cell>
          <table:table-cell table:style-name="ce103" office:value-type="string" calcext:value-type="string">
            <text:p>Minor alteration in calculation routine for <text:span text:style-name="T11">N</text:span><text:span text:style-name="T12">.</text:span>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56"/>
          <table:table-cell table:style-name="ce167"/>
          <table:table-cell table:style-name="ce166" office:value-type="string" calcext:value-type="string">
            <text:p>Best mass</text:p>
          </table:table-cell>
          <table:table-cell table:style-name="ce103" office:value-type="string" calcext:value-type="string">
            <text:p>Clarification statement added.</text:p>
          </table:table-cell>
          <table:table-cell table:style-name="ce17" table:number-columns-repeated="3"/>
          <table:table-cell table:style-name="ce30"/>
          <table:table-cell table:number-columns-repeated="55"/>
        </table:table-row>
        <table:table-row table:style-name="ro4">
          <table:table-cell/>
          <table:table-cell table:style-name="ce161"/>
          <table:table-cell table:style-name="ce168"/>
          <table:table-cell table:style-name="ce168" office:value-type="string" calcext:value-type="string">
            <text:p>Class</text:p>
          </table:table-cell>
          <table:table-cell table:style-name="ce177" office:value-type="string" calcext:value-type="string">
            <text:p>Range of classes in table reduced to <text:span text:style-name="T56">A through K.</text:span></text:p>
          </table:table-cell>
          <table:table-cell table:style-name="ce16" table:number-columns-repeated="3"/>
          <table:table-cell table:style-name="ce31"/>
          <table:table-cell table:number-columns-repeated="55"/>
        </table:table-row>
        <table:table-row table:style-name="ro4">
          <table:table-cell table:style-name="ce17"/>
          <table:table-cell table:style-name="ce155" office:value-type="float" office:value="1.3" calcext:value-type="float">
            <text:p>1.3</text:p>
          </table:table-cell>
          <table:table-cell table:style-name="ce165" office:value-type="date" office:date-value="2016-10-01" calcext:value-type="date">
            <text:p>Oct-16</text:p>
          </table:table-cell>
          <table:table-cell table:style-name="ce173" office:value-type="string" calcext:value-type="string">
            <text:p>English</text:p>
          </table:table-cell>
          <table:table-cell table:style-name="ce176" office:value-type="string" calcext:value-type="string">
            <text:p>Corrected error in formula for acceleration</text:p>
          </table:table-cell>
          <table:table-cell table:style-name="ce28" table:number-columns-repeated="3"/>
          <table:table-cell table:style-name="ce29"/>
          <table:table-cell table:number-columns-repeated="55"/>
        </table:table-row>
        <table:table-row table:style-name="ro4">
          <table:table-cell table:style-name="ce17"/>
          <table:table-cell table:style-name="ce161"/>
          <table:table-cell table:style-name="ce168"/>
          <table:table-cell table:style-name="ce174" office:value-type="string" calcext:value-type="string">
            <text:p>Metric</text:p>
          </table:table-cell>
          <table:table-cell table:style-name="ce16" table:number-columns-repeated="4"/>
          <table:table-cell table:style-name="ce31"/>
          <table:table-cell table:number-columns-repeated="55"/>
        </table:table-row>
        <table:table-row table:style-name="ro4" table:number-rows-repeated="3">
          <table:table-cell table:style-name="ce17" table:number-columns-repeated="2"/>
          <table:table-cell table:style-name="ce166"/>
          <table:table-cell table:style-name="ce17" table:number-columns-repeated="4"/>
          <table:table-cell table:number-columns-repeated="57"/>
        </table:table-row>
        <table:table-row table:style-name="ro4">
          <table:table-cell table:style-name="ce17" table:number-columns-repeated="2"/>
          <table:table-cell table:style-name="ce166"/>
          <table:table-cell table:style-name="ce17" table:number-columns-repeated="4"/>
          <table:table-cell table:number-columns-repeated="57"/>
        </table:table-row>
        <table:table-row table:style-name="ro4">
          <table:table-cell table:number-columns-repeated="2"/>
          <table:table-cell table:style-name="ce169"/>
          <table:table-cell table:number-columns-repeated="61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a" table:base-cell-address="$Intro.$A$1" table:cell-range-address="$Metric.$F$18"/>
        <table:named-range table:name="abo" table:base-cell-address="$Intro.$A$1" table:cell-range-address="#REF!"/>
        <table:named-range table:name="ae" table:base-cell-address="$Intro.$A$1" table:cell-range-address="$English.$F$18"/>
        <table:named-range table:name="aexit" table:base-cell-address="$Intro.$A$1" table:cell-range-address="#REF!"/>
        <table:named-range table:name="ae_1" table:base-cell-address="$Intro.$A$1" table:cell-range-address="#REF!"/>
        <table:named-range table:name="am_1" table:base-cell-address="$Intro.$A$1" table:cell-range-address="#REF!"/>
        <table:named-range table:name="astarf" table:base-cell-address="$Intro.$A$1" table:cell-range-address="#REF!"/>
        <table:named-range table:name="at" table:base-cell-address="$Intro.$A$1" table:cell-range-address="#REF!"/>
        <table:named-range table:name="atfinal" table:base-cell-address="$Intro.$A$1" table:cell-range-address="#REF!"/>
        <table:named-range table:name="Cd" table:base-cell-address="$Intro.$A$1" table:cell-range-address="$Metric.$F$12"/>
        <table:named-range table:name="cde" table:base-cell-address="$Intro.$A$1" table:cell-range-address="$English.$F$12"/>
        <table:named-range table:name="ci" table:base-cell-address="$Intro.$A$1" table:cell-range-address="#REF!"/>
        <table:named-range table:name="classtab" table:base-cell-address="$Intro.$A$1" table:cell-range-address="$Class.$C$11:.$F$25"/>
        <table:named-range table:name="cstar" table:base-cell-address="$Intro.$A$1" table:cell-range-address="#REF!"/>
        <table:named-range table:name="dc" table:base-cell-address="$Intro.$A$1" table:cell-range-address="#REF!"/>
        <table:named-range table:name="deltap" table:base-cell-address="$Intro.$A$1" table:cell-range-address="#REF!"/>
        <table:named-range table:name="deltat" table:base-cell-address="$Intro.$A$1" table:cell-range-address="#REF!"/>
        <table:named-range table:name="deltax" table:base-cell-address="$Intro.$A$1" table:cell-range-address="#REF!"/>
        <table:named-range table:name="Dia" table:base-cell-address="$Intro.$A$1" table:cell-range-address="$Metric.$F$11"/>
        <table:named-range table:name="diae" table:base-cell-address="$Intro.$A$1" table:cell-range-address="$English.$F$11"/>
        <table:named-range table:name="dio" table:base-cell-address="$Intro.$A$1" table:cell-range-address="#REF!"/>
        <table:named-range table:name="do" table:base-cell-address="$Intro.$A$1" table:cell-range-address="#REF!"/>
        <table:named-range table:name="dto" table:base-cell-address="$Intro.$A$1" table:cell-range-address="#REF!"/>
        <table:named-range table:name="ei" table:base-cell-address="$Intro.$A$1" table:cell-range-address="#REF!"/>
        <table:named-range table:name="erate" table:base-cell-address="$Intro.$A$1" table:cell-range-address="#REF!"/>
        <table:named-range table:name="etac" table:base-cell-address="$Intro.$A$1" table:cell-range-address="#REF!"/>
        <table:named-range table:name="etanoz" table:base-cell-address="$Intro.$A$1" table:cell-range-address="#REF!"/>
        <table:named-range table:name="exprat" table:base-cell-address="$Intro.$A$1" table:cell-range-address="#REF!"/>
        <table:named-range table:name="expratfinal" table:base-cell-address="$Intro.$A$1" table:cell-range-address="#REF!"/>
        <table:named-range table:name="f" table:base-cell-address="$Intro.$A$1" table:cell-range-address="$Metric.$F$7"/>
        <table:named-range table:name="fact" table:base-cell-address="$Intro.$A$1" table:cell-range-address="$Metric.$F$27"/>
        <table:named-range table:name="fact1" table:base-cell-address="$Intro.$A$1" table:cell-range-address="$Metric.$F$27"/>
        <table:named-range table:name="fact1e" table:base-cell-address="$Intro.$A$1" table:cell-range-address="$English.$F$27"/>
        <table:named-range table:name="fact2" table:base-cell-address="$Intro.$A$1" table:cell-range-address="$Metric.$F$28"/>
        <table:named-range table:name="fact2e" table:base-cell-address="$Intro.$A$1" table:cell-range-address="$English.$F$28"/>
        <table:named-range table:name="fact3" table:base-cell-address="$Intro.$A$1" table:cell-range-address="$Metric.$F$29"/>
        <table:named-range table:name="fact3e" table:base-cell-address="$Intro.$A$1" table:cell-range-address="$English.$F$29"/>
        <table:named-range table:name="fact4" table:base-cell-address="$Intro.$A$1" table:cell-range-address="$Metric.$F$30"/>
        <table:named-range table:name="fact4e" table:base-cell-address="$Intro.$A$1" table:cell-range-address="$English.$F$30"/>
        <table:named-range table:name="fe" table:base-cell-address="$Intro.$A$1" table:cell-range-address="$English.$F$7"/>
        <table:named-range table:name="fmax" table:base-cell-address="$Intro.$A$1" table:cell-range-address="#REF!"/>
        <table:named-range table:name="fueltype" table:base-cell-address="$Intro.$A$1" table:cell-range-address="#REF!"/>
        <table:named-range table:name="gstar" table:base-cell-address="$Intro.$A$1" table:cell-range-address="#REF!"/>
        <table:named-range table:name="it" table:base-cell-address="$Intro.$A$1" table:cell-range-address="$Metric.$F$8"/>
        <table:named-range table:name="ite" table:base-cell-address="$Intro.$A$1" table:cell-range-address="$English.$F$8"/>
        <table:named-range table:name="iterm" table:base-cell-address="$Intro.$A$1" table:cell-range-address="$Metric.$F$26"/>
        <table:named-range table:name="iterme" table:base-cell-address="$Intro.$A$1" table:cell-range-address="$English.$F$26"/>
        <table:named-range table:name="itot" table:base-cell-address="$Intro.$A$1" table:cell-range-address="#REF!"/>
        <table:named-range table:name="itsum" table:base-cell-address="$Intro.$A$1" table:cell-range-address="#REF!"/>
        <table:named-range table:name="k" table:base-cell-address="$Intro.$A$1" table:cell-range-address="#REF!"/>
        <table:named-range table:name="k2ph" table:base-cell-address="$Intro.$A$1" table:cell-range-address="#REF!"/>
        <table:named-range table:name="kn" table:base-cell-address="$Intro.$A$1" table:cell-range-address="#REF!"/>
        <table:named-range table:name="kndxbn_" table:base-cell-address="$Intro.$A$1" table:cell-range-address="#REF!"/>
        <table:named-range table:name="knrange" table:base-cell-address="$Intro.$A$1" table:cell-range-address="#REF!"/>
        <table:named-range table:name="knsobn_" table:base-cell-address="$Intro.$A$1" table:cell-range-address="#REF!"/>
        <table:named-range table:name="ks_dx" table:base-cell-address="$Intro.$A$1" table:cell-range-address="#REF!"/>
        <table:named-range table:name="ks_ot" table:base-cell-address="$Intro.$A$1" table:cell-range-address="#REF!"/>
        <table:named-range table:name="ks_so" table:base-cell-address="$Intro.$A$1" table:cell-range-address="#REF!"/>
        <table:named-range table:name="kv" table:base-cell-address="$Intro.$A$1" table:cell-range-address="#REF!"/>
        <table:named-range table:name="k_dx" table:base-cell-address="$Intro.$A$1" table:cell-range-address="#REF!"/>
        <table:named-range table:name="k_ot" table:base-cell-address="$Intro.$A$1" table:cell-range-address="#REF!"/>
        <table:named-range table:name="k_so" table:base-cell-address="$Intro.$A$1" table:cell-range-address="#REF!"/>
        <table:named-range table:name="lc" table:base-cell-address="$Intro.$A$1" table:cell-range-address="#REF!"/>
        <table:named-range table:name="lgo" table:base-cell-address="$Intro.$A$1" table:cell-range-address="#REF!"/>
        <table:named-range table:name="lo" table:base-cell-address="$Intro.$A$1" table:cell-range-address="#REF!"/>
        <table:named-range table:name="m" table:base-cell-address="$Intro.$A$1" table:cell-range-address="#REF!"/>
        <table:named-range table:name="me" table:base-cell-address="$Intro.$A$1" table:cell-range-address="#REF!"/>
        <table:named-range table:name="mef" table:base-cell-address="$Intro.$A$1" table:cell-range-address="#REF!"/>
        <table:named-range table:name="mgrain" table:base-cell-address="$Intro.$A$1" table:cell-range-address="#REF!"/>
        <table:named-range table:name="motorclass" table:base-cell-address="$Intro.$A$1" table:cell-range-address="#REF!"/>
        <table:named-range table:name="mp" table:base-cell-address="$Intro.$A$1" table:cell-range-address="$Metric.$F$9"/>
        <table:named-range table:name="mpe" table:base-cell-address="$Intro.$A$1" table:cell-range-address="$English.$F$9"/>
        <table:named-range table:name="mr" table:base-cell-address="$Intro.$A$1" table:cell-range-address="$Metric.$F$10"/>
        <table:named-range table:name="mra" table:base-cell-address="$Intro.$A$1" table:cell-range-address="$Metric.$F$16"/>
        <table:named-range table:name="mrae" table:base-cell-address="$Intro.$A$1" table:cell-range-address="$English.$F$16"/>
        <table:named-range table:name="mre" table:base-cell-address="$Intro.$A$1" table:cell-range-address="$English.$F$10"/>
        <table:named-range table:name="m_dx" table:base-cell-address="$Intro.$A$1" table:cell-range-address="#REF!"/>
        <table:named-range table:name="m_ot" table:base-cell-address="$Intro.$A$1" table:cell-range-address="#REF!"/>
        <table:named-range table:name="m_so" table:base-cell-address="$Intro.$A$1" table:cell-range-address="#REF!"/>
        <table:named-range table:name="n" table:base-cell-address="$Intro.$A$1" table:cell-range-address="#REF!"/>
        <table:named-range table:name="ne_1" table:base-cell-address="$Intro.$A$1" table:cell-range-address="#REF!"/>
        <table:named-range table:name="nm_1" table:base-cell-address="$Intro.$A$1" table:cell-range-address="#REF!"/>
        <table:named-range table:name="osi" table:base-cell-address="$Intro.$A$1" table:cell-range-address="#REF!"/>
        <table:named-range table:name="otherbn_" table:base-cell-address="$Intro.$A$1" table:cell-range-address="#REF!"/>
        <table:named-range table:name="patm" table:base-cell-address="$Intro.$A$1" table:cell-range-address="#REF!"/>
        <table:named-range table:name="pbd" table:base-cell-address="$Intro.$A$1" table:cell-range-address="#REF!"/>
        <table:named-range table:name="pbout" table:base-cell-address="$Intro.$A$1" table:cell-range-address="#REF!"/>
        <table:named-range table:name="pfinal" table:base-cell-address="$Intro.$A$1" table:cell-range-address="#REF!"/>
        <table:named-range table:name="pmax" table:base-cell-address="$Intro.$A$1" table:cell-range-address="#REF!"/>
        <table:named-range table:name="pmaxperc" table:base-cell-address="$Intro.$A$1" table:cell-range-address="#REF!"/>
        <table:named-range table:name="rat" table:base-cell-address="$Intro.$A$1" table:cell-range-address="#REF!"/>
        <table:named-range table:name="ravg" table:base-cell-address="$Intro.$A$1" table:cell-range-address="#REF!"/>
        <table:named-range table:name="rhopdex" table:base-cell-address="$Intro.$A$1" table:cell-range-address="#REF!"/>
        <table:named-range table:name="rhopgrain" table:base-cell-address="$Intro.$A$1" table:cell-range-address="#REF!"/>
        <table:named-range table:name="rhopgraini" table:base-cell-address="$Intro.$A$1" table:cell-range-address="#REF!"/>
        <table:named-range table:name="rhopot" table:base-cell-address="$Intro.$A$1" table:cell-range-address="#REF!"/>
        <table:named-range table:name="rhopsorb" table:base-cell-address="$Intro.$A$1" table:cell-range-address="#REF!"/>
        <table:named-range table:name="rhorat" table:base-cell-address="$Intro.$A$1" table:cell-range-address="#REF!"/>
        <table:named-range table:name="runiv" table:base-cell-address="$Intro.$A$1" table:cell-range-address="#REF!"/>
        <table:named-range table:name="t" table:base-cell-address="$Intro.$A$1" table:cell-range-address="$Metric.$F$14"/>
        <table:named-range table:name="target" table:base-cell-address="$Intro.$A$1" table:cell-range-address="$'Best Mass'.$A$1"/>
        <table:named-range table:name="tbinc" table:base-cell-address="$Intro.$A$1" table:cell-range-address="#REF!"/>
        <table:named-range table:name="tbout" table:base-cell-address="$Intro.$A$1" table:cell-range-address="#REF!"/>
        <table:named-range table:name="te" table:base-cell-address="$Intro.$A$1" table:cell-range-address="$English.$F$14"/>
        <table:named-range table:name="tincp" table:base-cell-address="$Intro.$A$1" table:cell-range-address="#REF!"/>
        <table:named-range table:name="to" table:base-cell-address="$Intro.$A$1" table:cell-range-address="#REF!"/>
        <table:named-range table:name="tothe" table:base-cell-address="$Intro.$A$1" table:cell-range-address="#REF!"/>
        <table:named-range table:name="to_dx" table:base-cell-address="$Intro.$A$1" table:cell-range-address="#REF!"/>
        <table:named-range table:name="to_ot" table:base-cell-address="$Intro.$A$1" table:cell-range-address="#REF!"/>
        <table:named-range table:name="to_so" table:base-cell-address="$Intro.$A$1" table:cell-range-address="#REF!"/>
        <table:named-range table:name="tthr" table:base-cell-address="$Intro.$A$1" table:cell-range-address="#REF!"/>
        <table:named-expression table:name="tweb" table:base-cell-address="$Intro.$A$1" table:expression="['file:///C:/MSOFFICE/EXCEL/BATES3_.xls'#$Calcs.$F$25]"/>
        <table:named-range table:name="twebfinal" table:base-cell-address="$Intro.$A$1" table:cell-range-address="#REF!"/>
        <table:named-range table:name="twebout" table:base-cell-address="$Intro.$A$1" table:cell-range-address="#REF!"/>
        <table:named-range table:name="two" table:base-cell-address="$Intro.$A$1" table:cell-range-address="#REF!"/>
        <table:named-range table:name="vc" table:base-cell-address="$Intro.$A$1" table:cell-range-address="#REF!"/>
        <table:named-range table:name="vg" table:base-cell-address="$Intro.$A$1" table:cell-range-address="#REF!"/>
        <table:named-range table:name="vmax" table:base-cell-address="$Intro.$A$1" table:cell-range-address="$Metric.$F$23"/>
        <table:named-range table:name="vmaxe" table:base-cell-address="$Intro.$A$1" table:cell-range-address="$English.$F$23"/>
        <table:named-range table:name="xfinal" table:base-cell-address="$Intro.$A$1" table:cell-range-address="#REF!"/>
        <table:named-range table:name="xinc" table:base-cell-address="$Intro.$A$1" table:cell-range-address="#REF!"/>
        <table:named-range table:name="xincp" table:base-cell-address="$Intro.$A$1" table:cell-range-address="#REF!"/>
        <table:named-range table:name="zed1" table:base-cell-address="$Intro.$A$1" table:cell-range-address="$Metric.$F$24"/>
        <table:named-range table:name="zed1e" table:base-cell-address="$Intro.$A$1" table:cell-range-address="$English.$F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ahoma" svg:font-family="Tahoma"/>
    <style:font-face style:name="motorclass" svg:font-family="motorcla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$</number:text>
      <number:number number:decimal-places="0" number:min-decimal-places="0" number:min-integer-digits="1" number:grouping="true"/>
    </number:number-style>
    <number:number-style style:name="N133">
      <number:text>-$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</number:number-style>
    <number:number-style style:name="N135">
      <number:text>-$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40">
      <style:table-cell-properties fo:padding="0.028in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5in" style:first-page-number="continue" style:scale-to="100%" style:writing-mode="lr-tb"/>
      <style:header-style>
        <style:header-footer-properties fo:min-height="0.2953in" fo:margin-left="0in" fo:margin-right="0.248in" fo:margin-bottom="0in"/>
      </style:header-style>
      <style:footer-style>
        <style:header-footer-properties fo:min-height="0.2953in" fo:margin-left="0in" fo:margin-right="0.248in" fo:margin-top="0in"/>
      </style:footer-style>
    </style:page-layout>
    <style:page-layout style:name="Mpm5">
      <style:page-layout-properties style:num-format="1" style:print-orientation="portrait" fo:margin-top="1in" fo:margin-bottom="1in" fo:margin-left="0.3201in" fo:margin-right="0.75in" style:first-page-number="continue" style:scale-to="100%" style:writing-mode="lr-tb"/>
      <style:header-style>
        <style:header-footer-properties fo:min-height="0.2953in" fo:margin-left="0.428in" fo:margin-right="0in" fo:margin-bottom="0in"/>
      </style:header-style>
      <style:footer-style>
        <style:header-footer-properties fo:min-height="0.2953in" fo:margin-left="0.428in" fo:margin-right="0in" fo:margin-top="0in"/>
      </style:footer-style>
    </style:page-layout>
    <style:page-layout style:name="Mpm6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7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ish" style:display-name="PageStyle_Englis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ric" style:display-name="PageStyle_Metri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st_20_Mass" style:display-name="PageStyle_Best Mas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ass" style:display-name="PageStyle_Clas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visions" style:display-name="PageStyle_Revision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hard Nakka</meta:initial-creator>
    <meta:creation-date>2002-12-08T17:48:40</meta:creation-date>
    <dc:date>2020-09-22T11:25:16.951631871</dc:date>
    <meta:print-date>2002-12-21T13:31:05</meta:print-date>
    <meta:editing-duration>PT10M9S</meta:editing-duration>
    <meta:editing-cycles>1</meta:editing-cycles>
    <meta:document-statistic meta:table-count="6" meta:cell-count="491" meta:object-count="3"/>
    <meta:generator>LibreOffice/7.0.1.2$Linux_X86_64 LibreOffice_project/0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ss()
    Sheets("Metric").Select
    Range("F10").Select
    temp = ActiveCell.FormulaR1C1
    ActiveCell.FormulaR1C1 = "=target"
    
    Sheets("Best Mass").Select
    Range("A1").Select
    ActiveCell.FormulaR1C1 = "=R[2]C"
    Range("B1").Select
    Selection.Copy
    Range("B3").Select
    Selection.PasteSpecial Paste:=xlPasteValues, Operation:=xlNone, SkipBlanks _
        :=False, Transpose:=False
    Application.CutCopyMode = False
    Range("A1").Select
    ActiveCell.FormulaR1C1 = "=R[3]C"
    Range("B1").Select
    Selection.Copy
    Range("B4").Select
    Selection.PasteSpecial Paste:=xlPasteValues, Operation:=xlNone, SkipBlanks _
        :=False, Transpose:=False
    Application.CutCopyMode = False
    Range("A1").Select
    ActiveCell.FormulaR1C1 = "=R[4]C"
    Range("B1").Select
    Selection.Copy
    Range("B5").Select
    Selection.PasteSpecial Paste:=xlPasteValues, Operation:=xlNone, SkipBlanks _
        :=False, Transpose:=False
    Application.CutCopyMode = False
    Range("A1").Select
    ActiveCell.FormulaR1C1 = "=R[5]C"
    Range("B1").Select
    Selection.Copy
    Range("B1").Select
    Application.CutCopyMode = False
    Range("B1").Select
    Selection.Copy
    Range("B6").Select
    Selection.PasteSpecial Paste:=xlPasteValues, Operation:=xlNone, SkipBlanks _
        :=False, Transpose:=False
    Application.CutCopyMode = False
    Range("A1").Select
    ActiveCell.FormulaR1C1 = "=R[6]C"
    Range("B1").Select
    Selection.Copy
    Range("B7").Select
    Selection.PasteSpecial Paste:=xlPasteValues, Operation:=xlNone, SkipBlanks _
        :=False, Transpose:=False
    Application.CutCopyMode = False
    Range("A1").Select
    ActiveCell.FormulaR1C1 = "=R[7]C"
    Range("B8").Select
    Selection.End(xlUp).Select
    Selection.End(xlUp).Select
    Selection.Copy
    Range("B8").Select
    Selection.PasteSpecial Paste:=xlPasteValues, Operation:=xlNone, SkipBlanks _
        :=False, Transpose:=False
    Application.CutCopyMode = False
    Range("A1").Select
    ActiveCell.FormulaR1C1 = "=R[8]C"
    Range("B1").Select
    Selection.Copy
    Range("B9").Select
    Selection.PasteSpecial Paste:=xlPasteValues, Operation:=xlNone, SkipBlanks _
        :=False, Transpose:=False
    Application.CutCopyMode = False
    Range("A1").Select
    ActiveCell.FormulaR1C1 = "=R[9]C"
    Range("B1").Select
    Selection.Copy
    Range("B10").Select
    Selection.PasteSpecial Paste:=xlPasteValues, Operation:=xlNone, SkipBlanks _
        :=False, Transpose:=False
    Application.CutCopyMode = False
    Range("A1").Select
    ActiveCell.FormulaR1C1 = "=R[10]C"
    Range("B1").Select
    Selection.Copy
    Range("B11").Select
    Selection.PasteSpecial Paste:=xlPasteValues, Operation:=xlNone, SkipBlanks _
        :=False, Transpose:=False
    Application.CutCopyMode = False
    Range("A1").Select
    ActiveCell.FormulaR1C1 = "=R[11]C"
    Range("B1").Select
    Selection.Copy
    Range("B12").Select
    Selection.PasteSpecial Paste:=xlPasteValues, Operation:=xlNone, SkipBlanks _
        :=False, Transpose:=False
    Application.CutCopyMode = False
    Range("A1").Select
    ActiveCell.FormulaR1C1 = "=R[12]C"
    Range("B1").Select
    Selection.Copy
    Range("B13").Select
    Selection.PasteSpecial Paste:=xlPasteValues, Operation:=xlNone, SkipBlanks _
        :=False, Transpose:=False
    Application.CutCopyMode = False
    Range("A1").Select
    ActiveCell.FormulaR1C1 = "=R[13]C"
    Range("B1").Select
    Selection.Copy
    Range("B14").Select
    Selection.PasteSpecial Paste:=xlPasteValues, Operation:=xlNone, SkipBlanks _
        :=False, Transpose:=False
    Application.CutCopyMode = False
    Range("A1").Select
    ActiveCell.FormulaR1C1 = "=R[14]C"
    Range("B1").Select
    Selection.Copy
    Range("B15").Select
    Selection.PasteSpecial Paste:=xlPasteValues, Operation:=xlNone, SkipBlanks _
        :=False, Transpose:=False
    Application.CutCopyMode = False
    Range("A1").Select
    ActiveCell.FormulaR1C1 = "=R[15]C"
    Range("B1").Select
    Selection.Copy
    Range("B16").Select
    Selection.PasteSpecial Paste:=xlPasteValues, Operation:=xlNone, SkipBlanks _
        :=False, Transpose:=False
    Application.CutCopyMode = False
    Range("A1").Select
    ActiveCell.FormulaR1C1 = "=R[16]C"
    Range("B1").Select
    Selection.Copy
    Range("B17").Select
    Selection.PasteSpecial Paste:=xlPasteValues, Operation:=xlNone, SkipBlanks _
        :=False, Transpose:=False
    Application.CutCopyMode = False
    Range("A1").Select
    Selection.Copy
    Application.CutCopyMode = False
    Range("A1").Select
    ActiveCell.FormulaR1C1 = "=R[17]C"
    Range("B1").Select
    Selection.Copy
    Range("B18").Select
    Selection.PasteSpecial Paste:=xlPasteValues, Operation:=xlNone, SkipBlanks _
        :=False, Transpose:=False
    Application.CutCopyMode = False
    Range("A1").Select
    ActiveCell.FormulaR1C1 = "=R[18]C"
    Range("B1").Select
    Selection.Copy
    Range("B19").Select
    Selection.PasteSpecial Paste:=xlPasteValues, Operation:=xlNone, SkipBlanks _
        :=False, Transpose:=False
    Application.CutCopyMode = False
    Range("A1").Select
    ActiveCell.FormulaR1C1 = "=R[19]C"
    Range("B1").Select
    Selection.Copy
    Range("B20").Select
    Selection.PasteSpecial Paste:=xlPasteValues, Operation:=xlNone, SkipBlanks _
        :=False, Transpose:=False
    Application.CutCopyMode = False
    Range("A1").Select
    ActiveCell.FormulaR1C1 = "=R[20]C"
    Range("B1").Select
    Selection.Copy
    Range("B21").Select
    Selection.PasteSpecial Paste:=xlPasteValues, Operation:=xlNone, SkipBlanks _
        :=False, Transpose:=False
    Range("A1").Select
    Application.CutCopyMode = False
    ActiveCell.FormulaR1C1 = "=R[21]C"
    Range("B1").Select
    Selection.Copy
    Range("B22").Select
    Selection.PasteSpecial Paste:=xlPasteValues, Operation:=xlNone, SkipBlanks _
        :=False, Transpose:=False
    Application.CutCopyMode = False
    Range("A1").Select
    ActiveCell.FormulaR1C1 = "=R[22]C"
    Range("B1").Select
    Selection.Copy
    Range("B23").Select
    Selection.PasteSpecial Paste:=xlPasteValues, Operation:=xlNone, SkipBlanks _
        :=False, Transpose:=False
    Application.CutCopyMode = False
    Range("A1").Select
    ActiveCell.FormulaR1C1 = "=R[23]C"
    Range("B1").Select
    Selection.Copy
    Range("B24").Select
    Selection.PasteSpecial Paste:=xlPasteValues, Operation:=xlNone, SkipBlanks _
        :=False, Transpose:=False
    Application.CutCopyMode = False
    Range("A1").Select
    ActiveCell.FormulaR1C1 = "=R[24]C"
    Range("B1").Select
    Selection.Copy
    Range("B25").Select
    Selection.PasteSpecial Paste:=xlPasteValues, Operation:=xlNone, SkipBlanks _
        :=False, Transpose:=False
    Application.CutCopyMode = False
    Range("A1").Select
    ActiveCell.FormulaR1C1 = "=R[25]C"
    Range("B1").Select
    Selection.Copy
    Range("B26").Select
    Selection.PasteSpecial Paste:=xlPasteValues, Operation:=xlNone, SkipBlanks _
        :=False, Transpose:=False
    Application.CutCopyMode = False
    
    Sheets("Metric").Select
    Range("F10").Select
    ActiveCell.FormulaR1C1 = temp
    
    Sheets("Best Mass").Select
    Range("F2").Select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6"/>
  <library:element library:name="Sheet2"/>
  <library:element library:name="Sheet3"/>
  <library:element library:name="Sheet4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math xmlns="http://www.w3.org/1998/Math/MathML" display="block">
  <semantics>
    <mrow>
      <mstyle mathsize="12pt">
        <mrow>
          <mi>N</mi>
          <mo stretchy="false">=</mo>
          <mfrac>
            <mrow>
              <mi>C</mi>
              <mstyle mathsize="8pt">
                <mi>d</mi>
              </mstyle>
              <mspace width="0.5em"/>
              <msup>
                <mi>D</mi>
                <mstyle mathsize="8pt">
                  <mn>2</mn>
                </mstyle>
              </msup>
              <mspace width="0.5em"/>
              <mi>V</mi>
              <mstyle mathsize="8pt">
                <msup>
                  <mtext>bo</mtext>
                  <mn>2</mn>
                </msup>
              </mstyle>
            </mrow>
            <mrow>
              <mtext>1000</mtext>
              <mspace width="0.5em"/>
              <mi>m</mi>
              <mstyle mathsize="8pt">
                <mi>r</mi>
              </mstyle>
            </mrow>
          </mfrac>
        </mrow>
      </mstyle>
      <mrow/>
    </mrow>
    <annotation encoding="StarMath 5.0"> size 12{N= {  {C size 8{d}`D rSup { size 8{2} } `V size 8{"bo" rSup {2} }}  over  {"1000"`m size 8{r}} } } {}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40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.25pt" style:font-size-asian="8.25pt" style:font-family-complex="Arial" style:font-size-complex="8.25pt"/>
    </style:style>
    <style:style style:name="ch4" style:family="chart">
      <style:chart-properties style:rotation-angle="0"/>
      <style:text-properties fo:color="#000000" fo:font-family="Arial" fo:font-size="9.25pt" fo:font-weight="bold" style:font-size-asian="9.25pt" style:font-weight-asian="bold" style:font-family-complex="Arial" style:font-size-complex="9.25pt" style:font-weight-complex="bold"/>
    </style:style>
    <style:style style:name="ch5" style:family="chart">
      <style:graphic-properties svg:stroke-color="#c0c0c0"/>
    </style:style>
    <style:style style:name="ch6" style:family="chart" style:data-style-name="N144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ff" fo:font-family="Arial" fo:font-size="8.25pt" style:font-size-asian="8.25pt" style:font-family-complex="Arial" style:font-size-complex="8.25pt"/>
    </style:style>
    <style:style style:name="ch7" style:family="chart">
      <style:chart-properties style:rotation-angle="90"/>
      <style:text-properties fo:color="#0000ff" fo:font-family="Arial" fo:font-size="9.25pt" fo:font-weight="bold" style:font-size-asian="9.25pt" style:font-weight-asian="bold" style:font-family-complex="Arial" style:font-size-complex="9.25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452cm" svg:height="9.038cm" xlink:href=".." xlink:type="simple" chart:class="chart:scatter" chart:style-name="ch1">
        <chart:plot-area chart:style-name="ch2" table:cell-range-address="'Best Mass'.A3:'Best Mass'.B26" chart:data-source-has-labels="row" svg:x="0.605cm" svg:y="0.827cm" svg:width="15.733cm" svg:height="7.803cm">
          <chart:coordinate-region svg:x="1.491cm" svg:y="0.987cm" svg:width="14.251cm" svg:height="7.075cm"/>
          <chart:axis chart:dimension="x" chart:name="primary-x" chart:style-name="ch3">
            <chart:title svg:x="8.073cm" svg:y="8.312cm" chart:style-name="ch4">
              <text:p>Mass (kg)</text:p>
            </chart:title>
            <chart:grid chart:style-name="ch5" chart:class="major"/>
          </chart:axis>
          <chart:axis chart:dimension="y" chart:name="primary-y" chart:style-name="ch6">
            <chart:title svg:x="0.132cm" svg:y="3.309cm" chart:style-name="ch7">
              <text:p>Altitude (metres)</text:p>
            </chart:title>
            <chart:grid chart:style-name="ch5" chart:class="major"/>
          </chart:axis>
          <chart:series chart:style-name="ch8" chart:values-cell-range-address="'Best Mass'.B3:'Best Mass'.B26" loext:label-string="&quot;ALTURA&quot;" chart:class="chart:scatter">
            <chart:domain table:cell-range-address="'Best Mass'.A3:'Best Mass'.A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TU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Best Mass'.A3:'Best Mass'.A26</svg:desc>
                </draw:g>
              </table:table-cell>
              <table:table-cell office:value-type="float" office:value="1357.64742941725">
                <text:p>1357.64742941725</text:p>
                <draw:g>
                  <svg:desc>'Best Mass'.B3:'Best Mass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1739130434783">
                <text:p>3.21739130434783</text:p>
              </table:table-cell>
              <table:table-cell office:value-type="float" office:value="1427.9512068969">
                <text:p>1427.9512068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3478260869565">
                <text:p>3.43478260869565</text:p>
              </table:table-cell>
              <table:table-cell office:value-type="float" office:value="1491.67301524461">
                <text:p>1491.67301524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5217391304348">
                <text:p>3.65217391304348</text:p>
              </table:table-cell>
              <table:table-cell office:value-type="float" office:value="1548.50736178572">
                <text:p>1548.5073617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95652173913">
                <text:p>3.8695652173913</text:p>
              </table:table-cell>
              <table:table-cell office:value-type="float" office:value="1598.24741760454">
                <text:p>1598.24741760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8695652173913">
                <text:p>4.08695652173913</text:p>
              </table:table-cell>
              <table:table-cell office:value-type="float" office:value="1640.78911191057">
                <text:p>1640.78911191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1676.13114458531">
                <text:p>1676.13114458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1704.37110886877">
                <text:p>1704.37110886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3913043478261">
                <text:p>4.73913043478261</text:p>
              </table:table-cell>
              <table:table-cell office:value-type="float" office:value="1725.69817001946">
                <text:p>1725.69817001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5652173913044">
                <text:p>4.95652173913044</text:p>
              </table:table-cell>
              <table:table-cell office:value-type="float" office:value="1740.38294101347">
                <text:p>1740.38294101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7391304347826">
                <text:p>5.17391304347826</text:p>
              </table:table-cell>
              <table:table-cell office:value-type="float" office:value="1748.76531819613">
                <text:p>1748.76531819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9130434782609">
                <text:p>5.39130434782609</text:p>
              </table:table-cell>
              <table:table-cell office:value-type="float" office:value="1751.241084438">
                <text:p>1751.241084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0869565217391">
                <text:p>5.60869565217391</text:p>
              </table:table-cell>
              <table:table-cell office:value-type="float" office:value="1748.24806094226">
                <text:p>1748.24806094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2608695652174">
                <text:p>5.82608695652174</text:p>
              </table:table-cell>
              <table:table-cell office:value-type="float" office:value="1740.25250508919">
                <text:p>1740.2525050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4347826086957">
                <text:p>6.04347826086957</text:p>
              </table:table-cell>
              <table:table-cell office:value-type="float" office:value="1727.73632850824">
                <text:p>1727.73632850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6086956521739">
                <text:p>6.26086956521739</text:p>
              </table:table-cell>
              <table:table-cell office:value-type="float" office:value="1711.18556581468">
                <text:p>1711.18556581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7826086956522">
                <text:p>6.47826086956522</text:p>
              </table:table-cell>
              <table:table-cell office:value-type="float" office:value="1691.08037726287">
                <text:p>1691.08037726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9565217391305">
                <text:p>6.69565217391305</text:p>
              </table:table-cell>
              <table:table-cell office:value-type="float" office:value="1667.88673155015">
                <text:p>1667.88673155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1304347826087">
                <text:p>6.91304347826087</text:p>
              </table:table-cell>
              <table:table-cell office:value-type="float" office:value="1642.04979742523">
                <text:p>1642.04979742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04347826087">
                <text:p>7.1304347826087</text:p>
              </table:table-cell>
              <table:table-cell office:value-type="float" office:value="1613.98897959194">
                <text:p>1613.98897959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4782608695652">
                <text:p>7.34782608695652</text:p>
              </table:table-cell>
              <table:table-cell office:value-type="float" office:value="1584.09446695223">
                <text:p>1584.09446695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6521739130435">
                <text:p>7.56521739130435</text:p>
              </table:table-cell>
              <table:table-cell office:value-type="float" office:value="1552.7251180385">
                <text:p>1552.7251180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8260869565218">
                <text:p>7.78260869565218</text:p>
              </table:table-cell>
              <table:table-cell office:value-type="float" office:value="1520.20748630284">
                <text:p>1520.20748630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486.8357826262">
                <text:p>1486.8357826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